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ce1"/>
        <table:table-row table:style-name="ro1">
          <table:table-cell office:value-type="string" calcext:value-type="string">
            <text:p><text:a xlink:href="https://1xbet.whoscored.com/Players/365413/Show/Alex" xlink:type="simple">1Alex</text:a><text:a xlink:href="https://1xbet.whoscored.com/Teams/1241/Show/Brazil-Santos-FC" xlink:type="simple">Santos FC, </text:a>23, D(C)</text:p>
          </table:table-cell>
          <table:table-cell office:value-type="string" calcext:value-type="string">
            <text:p><text:a xlink:href="https://1xbet.whoscored.com/Players/365413/Show/Alex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18/Show/Renan" xlink:type="simple">2Renan</text:a><text:a xlink:href="https://1xbet.whoscored.com/Teams/6368/Show/Brazil-Atletico-GO" xlink:type="simple">Atletico GO, </text:a>33, GK</text:p>
          </table:table-cell>
          <table:table-cell office:value-type="string" calcext:value-type="string">
            <text:p><text:a xlink:href="https://1xbet.whoscored.com/Players/40718/Show/Renan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64</text:p>
          </table:table-cell>
        </table:table-row>
        <table:table-row table:style-name="ro2">
          <table:table-cell office:value-type="string" calcext:value-type="string">
            <text:p><text:a xlink:href="https://1xbet.whoscored.com/Players/298258/Show/Airton" xlink:type="simple">3Airton</text:a><text:a xlink:href="https://1xbet.whoscored.com/Teams/1228/Show/Brazil-America-MG" xlink:type="simple">America MG, </text:a>28, Goalkeeper</text:p>
          </table:table-cell>
          <table:table-cell office:value-type="string" calcext:value-type="string">
            <text:p><text:a xlink:href="https://1xbet.whoscored.com/Players/298258/Show/Airton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https://1xbet.whoscored.com/Players/337303/Show/Andrey" xlink:type="simple">4Andrey</text:a><text:a xlink:href="https://1xbet.whoscored.com/Teams/1236/Show/Brazil-Coritiba" xlink:type="simple">Coritiba, </text:a>24, M(C)</text:p>
          </table:table-cell>
          <table:table-cell office:value-type="string" calcext:value-type="string">
            <text:p><text:a xlink:href="https://1xbet.whoscored.com/Players/337303/Show/Andrey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9738/Show/Gustavo-Scarpa" xlink:type="simple">5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3830/Show/Marcelo-Lomba" xlink:type="simple">6Marcelo Lomba</text:a><text:a xlink:href="https://1xbet.whoscored.com/Teams/1234/Show/Brazil-Palmeiras" xlink:type="simple">Palmeiras, </text:a>35, GK</text:p>
          </table:table-cell>
          <table:table-cell office:value-type="string" calcext:value-type="string">
            <text:p><text:a xlink:href="https://1xbet.whoscored.com/Players/63830/Show/Marcelo-Lomba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42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32/Show/Emanuel-Brítez" xlink:type="simple">7Emanuel Brítez</text:a><text:a xlink:href="https://1xbet.whoscored.com/Teams/2065/Show/Brazil-Fortaleza" xlink:type="simple">Fortaleza, </text:a>30, D(CLR)</text:p>
          </table:table-cell>
          <table:table-cell office:value-type="string" calcext:value-type="string">
            <text:p><text:a xlink:href="https://1xbet.whoscored.com/Players/125232/Show/Emanuel-Brítez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5491/Show/Andrés-D-39-Alessandro" xlink:type="simple">8Andrés D'Alessandro</text:a><text:a xlink:href="https://1xbet.whoscored.com/Teams/1219/Show/Brazil-Internacional" xlink:type="simple">Internacional, </text:a>41, AM(CR)</text:p>
          </table:table-cell>
          <table:table-cell office:value-type="string" calcext:value-type="string">
            <text:p><text:a xlink:href="https://1xbet.whoscored.com/Players/5491/Show/Andrés-D-39-Alessandro" xlink:type="simple"> </text:a><text:a xlink:href="https://1xbet.whoscored.com/Teams/1219/Show/Brazil-Internacional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28627/Show/Giorgian-de-Arrascaeta" xlink:type="simple">9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0" calcext:value-type="float">
            <text:p>1170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10Felipe Alves</text:a><text:a xlink:href="https://1xbet.whoscored.com/Teams/1220/Show/Brazil-Juventude" xlink:type="simple">Juventude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0307/Show/Marcio-Silva" xlink:type="simple">11Marcio Silva</text:a><text:a xlink:href="https://1xbet.whoscored.com/Teams/1236/Show/Brazil-Coritiba" xlink:type="simple">Coritiba, </text:a>21, Defender</text:p>
          </table:table-cell>
          <table:table-cell office:value-type="string" calcext:value-type="string">
            <text:p><text:a xlink:href="https://1xbet.whoscored.com/Players/410307/Show/Marcio-Silv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7/Show/Benjamín-Kuscevic" xlink:type="simple">12Benjamín Kuscevic</text:a><text:a xlink:href="https://1xbet.whoscored.com/Teams/1234/Show/Brazil-Palmeiras" xlink:type="simple">Palmeiras, </text:a>26, D(C)</text:p>
          </table:table-cell>
          <table:table-cell office:value-type="string" calcext:value-type="string">
            <text:p><text:a xlink:href="https://1xbet.whoscored.com/Players/406287/Show/Benjamín-Kuscevic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28</text:p>
          </table:table-cell>
        </table:table-row>
        <table:table-row table:style-name="ro1">
          <table:table-cell office:value-type="string" calcext:value-type="string">
            <text:p><text:a xlink:href="https://1xbet.whoscored.com/Players/246393/Show/Igor-Rabello" xlink:type="simple">13Igor Rabello</text:a><text:a xlink:href="https://1xbet.whoscored.com/Teams/1235/Show/Brazil-Atletico-MG" xlink:type="simple">Atletico MG, </text:a>27, D(C)</text:p>
          </table:table-cell>
          <table:table-cell office:value-type="string" calcext:value-type="string">
            <text:p><text:a xlink:href="https://1xbet.whoscored.com/Players/246393/Show/Igor-Rabello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7</text:p>
          </table:table-cell>
        </table:table-row>
        <table:table-row table:style-name="ro1">
          <table:table-cell office:value-type="string" calcext:value-type="string">
            <text:p><text:a xlink:href="https://1xbet.whoscored.com/Players/74447/Show/Marcos-Rocha" xlink:type="simple">14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2/Show/Diego" xlink:type="simple">15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22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0/Show/Éverton" xlink:type="simple">16Éverton</text:a><text:a xlink:href="https://1xbet.whoscored.com/Teams/1239/Show/Brazil-Flamengo" xlink:type="simple">Flamengo, </text:a>26, AM(CLR),FW</text:p>
          </table:table-cell>
          <table:table-cell office:value-type="string" calcext:value-type="string">
            <text:p><text:a xlink:href="https://1xbet.whoscored.com/Players/146760/Show/Éverton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595/Show/Gustavo-Henrique" xlink:type="simple">17Gustavo Henrique</text:a><text:a xlink:href="https://1xbet.whoscored.com/Teams/1239/Show/Brazil-Flamengo" xlink:type="simple">Flamengo, </text:a>29, D(C)</text:p>
          </table:table-cell>
          <table:table-cell office:value-type="string" calcext:value-type="string">
            <text:p><text:a xlink:href="https://1xbet.whoscored.com/Players/114595/Show/Gustavo-Henrique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3/Show/Igor-Paixão" xlink:type="simple">18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300280/Show/Ygor-Nogueira" xlink:type="simple">19Ygor Nogueira</text:a><text:a xlink:href="https://1xbet.whoscored.com/Teams/1220/Show/Brazil-Juventude" xlink:type="simple">Juventude, </text:a>27, D(C)</text:p>
          </table:table-cell>
          <table:table-cell office:value-type="string" calcext:value-type="string">
            <text:p><text:a xlink:href="https://1xbet.whoscored.com/Players/300280/Show/Ygor-Nogueira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9/Show/Joaquim" xlink:type="simple">20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8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39173/Show/Murilo" xlink:type="simple">21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39/Show/Jhon-Arias" xlink:type="simple">22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40/Show/Sidimar" xlink:type="simple">23Sidimar</text:a><text:a xlink:href="https://1xbet.whoscored.com/Teams/1218/Show/Brazil-Goias" xlink:type="simple">Goias, </text:a>30, D(C)</text:p>
          </table:table-cell>
          <table:table-cell office:value-type="string" calcext:value-type="string">
            <text:p><text:a xlink:href="https://1xbet.whoscored.com/Players/101640/Show/Sidimar" xlink:type="simple"> </text:a><text:a xlink:href="https://1xbet.whoscored.com/Teams/1218/Show/Brazil-Goi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6</text:p>
          </table:table-cell>
        </table:table-row>
        <table:table-row table:style-name="ro1">
          <table:table-cell office:value-type="string" calcext:value-type="string">
            <text:p><text:a xlink:href="https://1xbet.whoscored.com/Players/136957/Show/Fernando-Miguel" xlink:type="simple">24Fernando Miguel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136957/Show/Fernando-Miguel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25957/Show/Víctor-Cuesta" xlink:type="simple">25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14" calcext:value-type="float">
            <text:p>131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00/Show/Juninho-Capixaba" xlink:type="simple">26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80" calcext:value-type="float">
            <text:p>15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03383/Show/Gustavo-Gómez" xlink:type="simple">27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7/Show/Luiz-Henrique" xlink:type="simple">28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18302/Show/Artur" xlink:type="simple">29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2</text:p>
          </table:table-cell>
        </table:table-row>
        <table:table-row table:style-name="ro2">
          <table:table-cell office:value-type="string" calcext:value-type="string">
            <text:p><text:a xlink:href="https://1xbet.whoscored.com/Players/360109/Show/Anderson" xlink:type="simple">30Anderson</text:a><text:a xlink:href="https://1xbet.whoscored.com/Teams/1243/Show/Brazil-Athletico-Paranaense" xlink:type="simple">Athletico Paranaense, </text:a>24, Goalkeeper</text:p>
          </table:table-cell>
          <table:table-cell office:value-type="string" calcext:value-type="string">
            <text:p><text:a xlink:href="https://1xbet.whoscored.com/Players/360109/Show/Ander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64073/Show/Matheus-Cavichioli" xlink:type="simple">31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61/Show/Luan-Cândido" xlink:type="simple">32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5/Show/André" xlink:type="simple">33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9/Show/Steven-Mendoza" xlink:type="simple">34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345/Show/Cássio" xlink:type="simple">35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4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3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866/Show/Marcelo-Benevenuto" xlink:type="simple">37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73" calcext:value-type="float">
            <text:p>177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445/Show/Jonathan-Calleri" xlink:type="simple">38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7581/Show/Ayrton" xlink:type="simple">39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46" calcext:value-type="float">
            <text:p>134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463/Show/Willian" xlink:type="simple">41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34" calcext:value-type="float">
            <text:p>83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84/Show/Léo-Ortiz" xlink:type="simple">42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2" calcext:value-type="float">
            <text:p>129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81/Show/Fabrício-Bruno" xlink:type="simple">43Fabrício Bruno</text:a><text:a xlink:href="https://1xbet.whoscored.com/Teams/1239/Show/Brazil-Flamengo" xlink:type="simple">Flamengo, </text:a>26, D(C)</text:p>
          </table:table-cell>
          <table:table-cell office:value-type="string" calcext:value-type="string">
            <text:p><text:a xlink:href="https://1xbet.whoscored.com/Players/317681/Show/Fabrício-Bruno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75/Show/Bruno-Henrique" xlink:type="simple">44Bruno Henrique</text:a><text:a xlink:href="https://1xbet.whoscored.com/Teams/1239/Show/Brazil-Flamengo" xlink:type="simple">Flamengo, </text:a>31, AM(CLR),FW</text:p>
          </table:table-cell>
          <table:table-cell office:value-type="string" calcext:value-type="string">
            <text:p><text:a xlink:href="https://1xbet.whoscored.com/Players/279575/Show/Bruno-Henrique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3/Show/Nino" xlink:type="simple">4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326607/Show/Lucas-Sasha" xlink:type="simple">46Lucas Sasha</text:a><text:a xlink:href="https://1xbet.whoscored.com/Teams/2065/Show/Brazil-Fortaleza" xlink:type="simple">Fortaleza, </text:a>32, Midfielder</text:p>
          </table:table-cell>
          <table:table-cell office:value-type="string" calcext:value-type="string">
            <text:p><text:a xlink:href="https://1xbet.whoscored.com/Players/326607/Show/Lucas-Sasha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1</text:p>
          </table:table-cell>
        </table:table-row>
        <table:table-row table:style-name="ro4">
          <table:table-cell office:value-type="string" calcext:value-type="string">
            <text:p><text:a xlink:href="https://1xbet.whoscored.com/Players/389173/Show/Vinícius-Machado" xlink:type="simple">47Vinícius Machado</text:a><text:a xlink:href="https://1xbet.whoscored.com/Teams/7334/Show/Brazil-Ceara" xlink:type="simple">Ceara, </text:a>22, GK</text:p>
          </table:table-cell>
          <table:table-cell office:value-type="string" calcext:value-type="string">
            <text:p><text:a xlink:href="https://1xbet.whoscored.com/Players/389173/Show/Vinícius-Machad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101467/Show/Éverton-Ribeiro" xlink:type="simple">48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9/Show/Habraão" xlink:type="simple">49Habraão</text:a><text:a xlink:href="https://1xbet.whoscored.com/Teams/2065/Show/Brazil-Fortaleza" xlink:type="simple">Fortaleza, </text:a>21, Defender</text:p>
          </table:table-cell>
          <table:table-cell office:value-type="string" calcext:value-type="string">
            <text:p><text:a xlink:href="https://1xbet.whoscored.com/Players/429559/Show/Habraã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296379/Show/Carlos-de-Pena" xlink:type="simple">50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7.00</text:p>
          </table:table-cell>
        </table:table-row>
        <table:table-row table:style-name="ro3" table:number-rows-repeated="2">
          <table:table-cell table:style-name="Default" table:number-columns-repeated="9"/>
        </table:table-row>
        <table:table-row table:style-name="ro4">
          <table:table-cell office:value-type="string" calcext:value-type="string">
            <text:p><text:a xlink:href="https://1xbet.whoscored.com/Players/309573/Show/Tadeu" xlink:type="simple">51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52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201/Show/Vina" xlink:type="simple">53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31/Show/Maicon" xlink:type="simple">54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8/Show/Robert-Arboleda" xlink:type="simple">55Robert Arboleda</text:a><text:a xlink:href="https://1xbet.whoscored.com/Teams/1224/Show/Brazil-Sao-Paulo" xlink:type="simple">Sao Paulo, </text:a>30, D(C)</text:p>
          </table:table-cell>
          <table:table-cell office:value-type="string" calcext:value-type="string">
            <text:p><text:a xlink:href="https://1xbet.whoscored.com/Players/318478/Show/Robert-Arboleda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9/Show/Germán-Cano" xlink:type="simple">56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34393/Show/Aderlan" xlink:type="simple">57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871/Show/Fabián-Balbuena" xlink:type="simple">58Fabián Balbuena</text:a><text:a xlink:href="https://1xbet.whoscored.com/Teams/1237/Show/Brazil-Corinthians" xlink:type="simple">Corinthians, </text:a>30, D(C)</text:p>
          </table:table-cell>
          <table:table-cell office:value-type="string" calcext:value-type="string">
            <text:p><text:a xlink:href="https://1xbet.whoscored.com/Players/282871/Show/Fabián-Balbuena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61/Show/Pedro-Henrique" xlink:type="simple">59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4/Show/João-Paulo" xlink:type="simple">60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16886/Show/Hulk" xlink:type="simple">61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75752/Show/Dudu" xlink:type="simple">62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32/Show/Pedro-Raúl" xlink:type="simple">63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68/Show/Luiz-Felipe" xlink:type="simple">64Luiz Felipe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317668/Show/Luiz-Felipe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65/Show/Jorginho" xlink:type="simple">65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2">
          <table:table-cell office:value-type="string" calcext:value-type="string">
            <text:p><text:a xlink:href="https://1xbet.whoscored.com/Players/121718/Show/Marçal" xlink:type="simple">66Marçal</text:a><text:a xlink:href="https://1xbet.whoscored.com/Teams/1227/Show/Brazil-Botafogo-RJ" xlink:type="simple">Botafogo RJ, </text:a>33, D(CL),M(L)</text:p>
          </table:table-cell>
          <table:table-cell office:value-type="string" calcext:value-type="string">
            <text:p><text:a xlink:href="https://1xbet.whoscored.com/Players/121718/Show/Marçal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79487/Show/João-Carlos" xlink:type="simple">67João Carlos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279487/Show/João-Carlos" xlink:type="simple"> </text:a><text:a xlink:href="https://1xbet.whoscored.com/Teams/8938/Show/Brazil-Cuiab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0237/Show/Ganso" xlink:type="simple">68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40187/Show/Lucas-Mezenga" xlink:type="simple">69Lucas Mezenga</text:a><text:a xlink:href="https://1xbet.whoscored.com/Teams/1227/Show/Brazil-Botafogo-RJ" xlink:type="simple">Botafogo RJ, </text:a>20, Defender</text:p>
          </table:table-cell>
          <table:table-cell office:value-type="string" calcext:value-type="string">
            <text:p><text:a xlink:href="https://1xbet.whoscored.com/Players/440187/Show/Lucas-Mezenga" xlink:type="simple"> </text:a><text:a xlink:href="https://1xbet.whoscored.com/Teams/1227/Show/Brazil-Botafogo-RJ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43/Show/Eduardo-Bauermann" xlink:type="simple">70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58143/Show/Felipe-Jonatan" xlink:type="simple">7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89" calcext:value-type="float">
            <text:p>98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30/Show/Ignacio-Fernández" xlink:type="simple">7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2/Show/Busanello" xlink:type="simple">73Busanello</text:a><text:a xlink:href="https://1xbet.whoscored.com/Teams/1220/Show/Brazil-Juventude" xlink:type="simple">Juventude, </text:a>23, D(L)</text:p>
          </table:table-cell>
          <table:table-cell office:value-type="string" calcext:value-type="string">
            <text:p><text:a xlink:href="https://1xbet.whoscored.com/Players/416902/Show/Busanel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20319/Show/Raniele" xlink:type="simple">74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299251/Show/Moisés" xlink:type="simple">75Moisés</text:a><text:a xlink:href="https://1xbet.whoscored.com/Teams/1219/Show/Brazil-Internacional" xlink:type="simple">Internacional, </text:a>27, D(L)</text:p>
          </table:table-cell>
          <table:table-cell office:value-type="string" calcext:value-type="string">
            <text:p><text:a xlink:href="https://1xbet.whoscored.com/Players/299251/Show/Moisé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116227/Show/Léo-Baptistão" xlink:type="simple">76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30/Show/Matheuzinho" xlink:type="simple">77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65" calcext:value-type="float">
            <text:p>126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7476/Show/Zé-Rafael" xlink:type="simple">7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1/Show/Leonardo-Realpe" xlink:type="simple">79Leonardo Realpe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397571/Show/Leonardo-Realpe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0/Show/Jonas-Toró" xlink:type="simple">80Jonas Toró</text:a><text:a xlink:href="https://1xbet.whoscored.com/Teams/1224/Show/Brazil-Sao-Paulo" xlink:type="simple">Sao Paulo, </text:a>23, AM(LR)</text:p>
          </table:table-cell>
          <table:table-cell office:value-type="string" calcext:value-type="string">
            <text:p><text:a xlink:href="https://1xbet.whoscored.com/Players/373430/Show/Jonas-Toró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3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16911/Show/Marlon" xlink:type="simple">81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3</text:p>
          </table:table-cell>
        </table:table-row>
        <table:table-row table:style-name="ro1">
          <table:table-cell office:value-type="string" calcext:value-type="string">
            <text:p><text:a xlink:href="https://1xbet.whoscored.com/Players/125402/Show/Joel-Carli" xlink:type="simple">82Joel Carli</text:a><text:a xlink:href="https://1xbet.whoscored.com/Teams/1227/Show/Brazil-Botafogo-RJ" xlink:type="simple">Botafogo RJ, </text:a>35, D(C)</text:p>
          </table:table-cell>
          <table:table-cell office:value-type="string" calcext:value-type="string">
            <text:p><text:a xlink:href="https://1xbet.whoscored.com/Players/125402/Show/Joel-Carli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86/Show/Heitor" xlink:type="simple">83Heitor</text:a><text:a xlink:href="https://1xbet.whoscored.com/Teams/1219/Show/Brazil-Internacional" xlink:type="simple">Internacional, </text:a>21, D(R)</text:p>
          </table:table-cell>
          <table:table-cell office:value-type="string" calcext:value-type="string">
            <text:p><text:a xlink:href="https://1xbet.whoscored.com/Players/378586/Show/Heitor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6399/Show/Paulinho" xlink:type="simple">84Paulinho</text:a><text:a xlink:href="https://1xbet.whoscored.com/Teams/1237/Show/Brazil-Corinthians" xlink:type="simple">Corinthians, </text:a>34, M(CR)</text:p>
          </table:table-cell>
          <table:table-cell office:value-type="string" calcext:value-type="string">
            <text:p><text:a xlink:href="https://1xbet.whoscored.com/Players/36399/Show/Paulinh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02206/Show/Natan" xlink:type="simple">85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31079/Show/Lucas-Evangelista" xlink:type="simple">86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0/Show/Camutanga" xlink:type="simple">87Camutanga</text:a><text:a xlink:href="https://1xbet.whoscored.com/Teams/6368/Show/Brazil-Atletico-GO" xlink:type="simple">Atletico GO, </text:a>28, Defender</text:p>
          </table:table-cell>
          <table:table-cell office:value-type="string" calcext:value-type="string">
            <text:p><text:a xlink:href="https://1xbet.whoscored.com/Players/442750/Show/Camutanga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7/Show/Peglow" xlink:type="simple">88Peglow</text:a><text:a xlink:href="https://1xbet.whoscored.com/Teams/6368/Show/Brazil-Atletico-GO" xlink:type="simple">Atletico GO, </text:a>20, Forward</text:p>
          </table:table-cell>
          <table:table-cell office:value-type="string" calcext:value-type="string">
            <text:p><text:a xlink:href="https://1xbet.whoscored.com/Players/397507/Show/Peglow" xlink:type="simple"> </text:a><text:a xlink:href="https://1xbet.whoscored.com/Teams/6368/Show/Brazil-Atletico-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2">
          <table:table-cell office:value-type="string" calcext:value-type="string">
            <text:p><text:a xlink:href="https://1xbet.whoscored.com/Players/107182/Show/Pablo" xlink:type="simple">89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5/Show/Gabriel" xlink:type="simple">90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3" calcext:value-type="float">
            <text:p>15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7/Show/Jefferson-Savarino" xlink:type="simple">91Jefferson Savarino</text:a><text:a xlink:href="https://1xbet.whoscored.com/Teams/1235/Show/Brazil-Atletico-MG" xlink:type="simple">Atletico MG, </text:a>25, AM(CLR)</text:p>
          </table:table-cell>
          <table:table-cell office:value-type="string" calcext:value-type="string">
            <text:p><text:a xlink:href="https://1xbet.whoscored.com/Players/337817/Show/Jefferson-Savarino" xlink:type="simple"> </text:a><text:a xlink:href="https://1xbet.whoscored.com/Teams/1235/Show/Brazil-Atletico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284377/Show/Marinho" xlink:type="simple">9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62/Show/Walter" xlink:type="simple">9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91/Show/Ângelo" xlink:type="simple">94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19" calcext:value-type="float">
            <text:p>51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75/Show/Santos" xlink:type="simple">95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38188/Show/Victor-Hugo" xlink:type="simple">96Victor Hugo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38188/Show/Victor-Hug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63/Show/Mayke" xlink:type="simple">97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80756/Show/Rodrigo-Moledo" xlink:type="simple">98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93064/Show/Nikão" xlink:type="simple">99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4/Show/Luiz-Otávio" xlink:type="simple">100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37896/Show/Éder-Ferreira" xlink:type="simple">101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21009/Show/Luciano" xlink:type="simple">102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27/Show/Marcos-Victor" xlink:type="simple">103Marcos Victor</text:a><text:a xlink:href="https://1xbet.whoscored.com/Teams/7334/Show/Brazil-Ceara" xlink:type="simple">Ceara, </text:a>20, Defender</text:p>
          </table:table-cell>
          <table:table-cell office:value-type="string" calcext:value-type="string">
            <text:p><text:a xlink:href="https://1xbet.whoscored.com/Players/436527/Show/Marcos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17/Show/Alemão" xlink:type="simple">104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74768/Show/Gil" xlink:type="simple">105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81541/Show/Victor-Sá" xlink:type="simple">106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32151/Show/Matías-Zaracho" xlink:type="simple">107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05/Show/Renê" xlink:type="simple">108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2/Show/Guilherme-Arana" xlink:type="simple">109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61" calcext:value-type="float">
            <text:p>13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526/Show/Tinga" xlink:type="simple">110Tinga</text:a><text:a xlink:href="https://1xbet.whoscored.com/Teams/2065/Show/Brazil-Fortaleza" xlink:type="simple">Fortaleza, </text:a>28, D(CR)</text:p>
          </table:table-cell>
          <table:table-cell office:value-type="string" calcext:value-type="string">
            <text:p><text:a xlink:href="https://1xbet.whoscored.com/Players/146526/Show/Tinga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442459/Show/Carlos-Miguel" xlink:type="simple">111Carlos Miguel</text:a><text:a xlink:href="https://1xbet.whoscored.com/Teams/1237/Show/Brazil-Corinthians" xlink:type="simple">Corinthians, </text:a>23, Goalkeeper</text:p>
          </table:table-cell>
          <table:table-cell office:value-type="string" calcext:value-type="string">
            <text:p><text:a xlink:href="https://1xbet.whoscored.com/Players/442459/Show/Carlos-Miguel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13/Show/Samuel-Xavier" xlink:type="simple">112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81" calcext:value-type="float">
            <text:p>1481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72/Show/Zé-Welison" xlink:type="simple">113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422035/Show/Joaquín-Piquerez" xlink:type="simple">114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74/Show/Raul-Gustavo" xlink:type="simple">11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5/Show/Pedro" xlink:type="simple">11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63" calcext:value-type="float">
            <text:p>763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117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21496/Show/Carlos-Eduardo" xlink:type="simple">118Carlos Eduardo</text:a><text:a xlink:href="https://1xbet.whoscored.com/Teams/1227/Show/Brazil-Botafogo-RJ" xlink:type="simple">Botafogo RJ, </text:a>32, AM(C)</text:p>
          </table:table-cell>
          <table:table-cell office:value-type="string" calcext:value-type="string">
            <text:p><text:a xlink:href="https://1xbet.whoscored.com/Players/121496/Show/Carlos-Eduardo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23/Show/Weverton" xlink:type="simple">119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8/Show/Marllon" xlink:type="simple">121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19407/Show/Messias" xlink:type="simple">122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2266/Show/Roberto-Fernández" xlink:type="simple">1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03693/Show/João-Gomes" xlink:type="simple">124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2" calcext:value-type="float">
            <text:p>108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1184/Show/Rodinei" xlink:type="simple">125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9/Show/Marcos-Leonardo" xlink:type="simple">126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95/Show/Adson" xlink:type="simple">127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26410/Show/Egídio" xlink:type="simple">1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33" calcext:value-type="float">
            <text:p>103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23851/Show/Daniel" xlink:type="simple">12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25008/Show/Arturo-Vidal" xlink:type="simple">130Arturo Vidal</text:a><text:a xlink:href="https://1xbet.whoscored.com/Teams/1239/Show/Brazil-Flamengo" xlink:type="simple">Flamengo, </text:a>35, M(CR)</text:p>
          </table:table-cell>
          <table:table-cell office:value-type="string" calcext:value-type="string">
            <text:p><text:a xlink:href="https://1xbet.whoscored.com/Players/25008/Show/Arturo-Vidal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09841/Show/Kayque" xlink:type="simple">131Kayque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09841/Show/Kayque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45702/Show/Richard-Cândido" xlink:type="simple">13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65617/Show/Pepê" xlink:type="simple">13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87" calcext:value-type="float">
            <text:p>138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22152/Show/Filipe-Luís" xlink:type="simple">134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10881/Show/Luis-Orejuela" xlink:type="simple">135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1/Show/Lucas-Pires" xlink:type="simple">136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7" calcext:value-type="float">
            <text:p>106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18265/Show/Fábio-Santos" xlink:type="simple">13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2/Show/Guga" xlink:type="simple">138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81" calcext:value-type="float">
            <text:p>98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28/Show/Bruno-Gomes" xlink:type="simple">139Bruno Gomes</text:a><text:a xlink:href="https://1xbet.whoscored.com/Teams/1236/Show/Brazil-Coritiba" xlink:type="simple">Coritiba, </text:a>21, DMC</text:p>
          </table:table-cell>
          <table:table-cell office:value-type="string" calcext:value-type="string">
            <text:p><text:a xlink:href="https://1xbet.whoscored.com/Players/383128/Show/Bruno-Gomes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20/Show/Jailson" xlink:type="simple">140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88685/Show/Gabriel-Veron" xlink:type="simple">141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47/Show/Rubens" xlink:type="simple">14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28564/Show/Fabricio-Bustos" xlink:type="simple">143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91779/Show/Pablo" xlink:type="simple">144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47" calcext:value-type="float">
            <text:p>10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89/Show/John" xlink:type="simple">145John</text:a><text:a xlink:href="https://1xbet.whoscored.com/Teams/1241/Show/Brazil-Santos-FC" xlink:type="simple">Santos FC, </text:a>26, GK</text:p>
          </table:table-cell>
          <table:table-cell office:value-type="string" calcext:value-type="string">
            <text:p><text:a xlink:href="https://1xbet.whoscored.com/Players/318689/Show/Joh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280244/Show/Patrick" xlink:type="simple">146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0/Show/Rodrigo-Fernández" xlink:type="simple">147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2" calcext:value-type="float">
            <text:p>156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148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49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1/Show/Everaldo" xlink:type="simple">151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08/Show/Natanael-Pimienta" xlink:type="simple">152Natanael Pimienta</text:a><text:a xlink:href="https://1xbet.whoscored.com/Teams/4619/Show/Brazil-Avai-FC" xlink:type="simple">Avai FC, </text:a>31, D(L),M(L)</text:p>
          </table:table-cell>
          <table:table-cell office:value-type="string" calcext:value-type="string">
            <text:p><text:a xlink:href="https://1xbet.whoscored.com/Players/142408/Show/Natanael-Pimienta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04/Show/Rony" xlink:type="simple">153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3/Show/Bento" xlink:type="simple">154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400652/Show/Gustavo-Mantuan" xlink:type="simple">155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12/Show/João-Pedro" xlink:type="simple">156João Pedro</text:a><text:a xlink:href="https://1xbet.whoscored.com/Teams/1237/Show/Brazil-Corinthians" xlink:type="simple">Corinthians, </text:a>25, D(R),M(C)</text:p>
          </table:table-cell>
          <table:table-cell office:value-type="string" calcext:value-type="string">
            <text:p><text:a xlink:href="https://1xbet.whoscored.com/Players/243212/Show/João-Ped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2">
          <table:table-cell office:value-type="string" calcext:value-type="string">
            <text:p><text:a xlink:href="https://1xbet.whoscored.com/Players/444683/Show/Pegorari" xlink:type="simple">157Pegorari</text:a><text:a xlink:href="https://1xbet.whoscored.com/Teams/1220/Show/Brazil-Juventude" xlink:type="simple">Juventude, </text:a>31, Goalkeeper</text:p>
          </table:table-cell>
          <table:table-cell office:value-type="string" calcext:value-type="string">
            <text:p><text:a xlink:href="https://1xbet.whoscored.com/Players/444683/Show/Pegorari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71550/Show/Rafael-Ramos" xlink:type="simple">158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766/Show/Vitão" xlink:type="simple">159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94/Show/Mádson" xlink:type="simple">160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161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50/Show/David-Terans" xlink:type="simple">162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9/Show/Moisés" xlink:type="simple">163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64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3" calcext:value-type="float">
            <text:p>11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165Bruno Méndez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848/Show/João-Victor" xlink:type="simple">166João Victor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73848/Show/João-Victor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69/Show/Lucas-Braga" xlink:type="simple">167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75/Show/Léo-Gamalho" xlink:type="simple">168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2/Show/Bissoli" xlink:type="simple">169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1/Show/Alan-Patrick" xlink:type="simple">171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21846/Show/Lima" xlink:type="simple">172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2/Show/Kelvin" xlink:type="simple">173Kelvin</text:a><text:a xlink:href="https://1xbet.whoscored.com/Teams/6368/Show/Brazil-Atletico-GO" xlink:type="simple">Atletico GO, </text:a>24, Forward</text:p>
          </table:table-cell>
          <table:table-cell office:value-type="string" calcext:value-type="string">
            <text:p><text:a xlink:href="https://1xbet.whoscored.com/Players/442752/Show/Kelvin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77/Show/Raphael-Veiga" xlink:type="simple">174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94983/Show/Kevin" xlink:type="simple">175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7490/Show/Fábio" xlink:type="simple">176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20158/Show/Cleiton" xlink:type="simple">177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44651/Show/Romarinho" xlink:type="simple">178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8634/Show/Calegari" xlink:type="simple">179Calegari</text:a><text:a xlink:href="https://1xbet.whoscored.com/Teams/1232/Show/Brazil-Fluminense" xlink:type="simple">Fluminense, </text:a>20, D(R)</text:p>
          </table:table-cell>
          <table:table-cell office:value-type="string" calcext:value-type="string">
            <text:p><text:a xlink:href="https://1xbet.whoscored.com/Players/378634/Show/Calegari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4903/Show/Khellven" xlink:type="simple">180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125514/Show/Martín-Benítez" xlink:type="simple">181Martín Benítez</text:a><text:a xlink:href="https://1xbet.whoscored.com/Teams/1228/Show/Brazil-America-MG" xlink:type="simple">America MG, </text:a>28, AM(CLR),FW</text:p>
          </table:table-cell>
          <table:table-cell office:value-type="string" calcext:value-type="string">
            <text:p><text:a xlink:href="https://1xbet.whoscored.com/Players/125514/Show/Martín-Benítez" xlink:type="simple"> </text:a><text:a xlink:href="https://1xbet.whoscored.com/Teams/1228/Show/Brazil-America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4/Show/Jeffinho" xlink:type="simple">182Jeffinh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28/Show/Abner" xlink:type="simple">183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184Klaus</text:a><text:a xlink:href="https://1xbet.whoscored.com/Teams/6368/Show/Brazil-Atletico-GO" xlink:type="simple">Atletico GO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202096/Show/Júnior-Alonso" xlink:type="simple">18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186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8/Show/Welington" xlink:type="simple">18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1" calcext:value-type="float">
            <text:p>9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60451/Show/Nonato" xlink:type="simple">188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37" calcext:value-type="float">
            <text:p>93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02/Show/Keno" xlink:type="simple">189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47755/Show/Bruno-Silva" xlink:type="simple">191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14/Show/Alerrandro" xlink:type="simple">19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19540/Show/Luan-Garcia" xlink:type="simple">193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20/Show/Cléber" xlink:type="simple">194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886/Show/Gabriel-Barbosa" xlink:type="simple">1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1/Show/Mariano" xlink:type="simple">196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03" calcext:value-type="float">
            <text:p>10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3/Show/Rodrigo-Nestor" xlink:type="simple">197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777/Show/Pedrinho" xlink:type="simple">198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72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99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47/Show/Kanu" xlink:type="simple">200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16696/Show/Jô" xlink:type="simple">201Jô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16696/Show/Jô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8/Show/Marcelo-Boeck" xlink:type="simple">202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76880/Show/Paulo-Miranda" xlink:type="simple">203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49/Show/Hugo-Moura" xlink:type="simple">204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14/Show/Matheus-Martins" xlink:type="simple">205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110695/Show/Willian-Arão" xlink:type="simple">206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9/Show/Fabrício-Daniel" xlink:type="simple">207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62" calcext:value-type="float">
            <text:p>56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208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2/Show/Jhojan-Julio" xlink:type="simple">209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63806/Show/Nino-Paraíba" xlink:type="simple">211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2/Show/Alef-Manga" xlink:type="simple">212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374850/Show/Miguel" xlink:type="simple">213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52517/Show/Vladimir" xlink:type="simple">214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08110/Show/José-López" xlink:type="simple">215José López</text:a><text:a xlink:href="https://1xbet.whoscored.com/Teams/1234/Show/Brazil-Palmeiras" xlink:type="simple">Palmeiras, </text:a>21, FW</text:p>
          </table:table-cell>
          <table:table-cell office:value-type="string" calcext:value-type="string">
            <text:p><text:a xlink:href="https://1xbet.whoscored.com/Players/408110/Show/José-López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110930/Show/Reinaldo" xlink:type="simple">216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00/Show/Moraes" xlink:type="simple">217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8/Show/Matheus-Felipe" xlink:type="simple">218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11/Show/Élvis" xlink:type="simple">219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10870/Show/Biel" xlink:type="simple">220Biel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10870/Show/Biel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280834/Show/Ytalo" xlink:type="simple">221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295838/Show/Allan" xlink:type="simple">222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4" calcext:value-type="float">
            <text:p>15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1/Show/Bruno-Pacheco" xlink:type="simple">22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6/Show/Marlon-Freitas" xlink:type="simple">224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84/Show/Jair" xlink:type="simple">225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62/Show/Reynaldo" xlink:type="simple">226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4/Show/Jandrei" xlink:type="simple">22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7/Show/Vitor-Roque" xlink:type="simple">228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129/Show/Alex-Santana" xlink:type="simple">229Alex Santana</text:a><text:a xlink:href="https://1xbet.whoscored.com/Teams/1243/Show/Brazil-Athletico-Paranaense" xlink:type="simple">Athletico Paranaense, </text:a>27, M(C)</text:p>
          </table:table-cell>
          <table:table-cell office:value-type="string" calcext:value-type="string">
            <text:p><text:a xlink:href="https://1xbet.whoscored.com/Players/137129/Show/Alex-Santana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4/Show/Yago-Pikachu" xlink:type="simple">230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517/Show/Nicolás" xlink:type="simple">231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09/Show/Uendel" xlink:type="simple">232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6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233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95" calcext:value-type="float">
            <text:p>99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22504/Show/Miranda" xlink:type="simple">234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235Lucas Halter</text:a><text:a xlink:href="https://1xbet.whoscored.com/Teams/1218/Show/Brazil-Goias" xlink:type="simple">Goias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4/Show/Erison" xlink:type="simple">236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35735/Show/Philipe-Sampaio" xlink:type="simple">23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28566/Show/Germán-Conti" xlink:type="simple">238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3/Show/Lucas-Piton" xlink:type="simple">239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48/Show/Danilo" xlink:type="simple">240Danilo</text:a><text:a xlink:href="https://1xbet.whoscored.com/Teams/1218/Show/Brazil-Goias" xlink:type="simple">Goias, </text:a>25, Defender</text:p>
          </table:table-cell>
          <table:table-cell office:value-type="string" calcext:value-type="string">
            <text:p><text:a xlink:href="https://1xbet.whoscored.com/Players/442748/Show/Danilo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81/Show/William-Pottker" xlink:type="simple">241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3755/Show/Rafinha" xlink:type="simple">242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45" calcext:value-type="float">
            <text:p>14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18965/Show/Matheus-Alexandre" xlink:type="simple">243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6" calcext:value-type="float">
            <text:p>129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36102/Show/Tomás-Cuello" xlink:type="simple">244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149141/Show/Alex-Muralha" xlink:type="simple">245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74560/Show/Willian-Farias" xlink:type="simple">246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3/Show/Everson" xlink:type="simple">247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5510/Show/Cris-Silva" xlink:type="simple">248Cris Silva</text:a><text:a xlink:href="https://1xbet.whoscored.com/Teams/1232/Show/Brazil-Fluminense" xlink:type="simple">Fluminense, </text:a>28, D(L),M(L)</text:p>
          </table:table-cell>
          <table:table-cell office:value-type="string" calcext:value-type="string">
            <text:p><text:a xlink:href="https://1xbet.whoscored.com/Players/345510/Show/Cris-Silva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249Felipe Alves</text:a><text:a xlink:href="https://1xbet.whoscored.com/Teams/1224/Show/Brazil-Sao-Paulo" xlink:type="simple">Sao Paulo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3/Show/Anderson-Leite" xlink:type="simple">250Anderson Leite</text:a><text:a xlink:href="https://1xbet.whoscored.com/Teams/1220/Show/Brazil-Juventude" xlink:type="simple">Juventude, </text:a>29, DMC</text:p>
          </table:table-cell>
          <table:table-cell office:value-type="string" calcext:value-type="string">
            <text:p><text:a xlink:href="https://1xbet.whoscored.com/Players/416903/Show/Anderson-Leite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18966/Show/Du-Queiroz" xlink:type="simple">251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52" calcext:value-type="float">
            <text:p>155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2">
          <table:table-cell office:value-type="string" calcext:value-type="string">
            <text:p><text:a xlink:href="https://1xbet.whoscored.com/Players/35237/Show/Eduardo-Vargas" xlink:type="simple">252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26506/Show/Robson" xlink:type="simple">253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1745/Show/Marlon-Xavier" xlink:type="simple">254Marlon Xavier</text:a><text:a xlink:href="https://1xbet.whoscored.com/Teams/1232/Show/Brazil-Fluminense" xlink:type="simple">Fluminense, </text:a>25, D(L),M(L)</text:p>
          </table:table-cell>
          <table:table-cell office:value-type="string" calcext:value-type="string">
            <text:p><text:a xlink:href="https://1xbet.whoscored.com/Players/341745/Show/Marlon-Xavier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5/Show/Guillermo-De-los-Santos" xlink:type="simple">255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55/Show/Ronaldo" xlink:type="simple">256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257Willian Maranhão</text:a><text:a xlink:href="https://1xbet.whoscored.com/Teams/6368/Show/Brazil-Atletico-GO" xlink:type="simple">Atletico GO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258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91/Show/João-Ricardo" xlink:type="simple">259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423520/Show/Nicolás-Hernández" xlink:type="simple">260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4" calcext:value-type="float">
            <text:p>110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261Guilherme Castilho</text:a><text:a xlink:href="https://1xbet.whoscored.com/Teams/7334/Show/Brazil-Ceara" xlink:type="simple">Ceara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86566/Show/Vinícius-Silva" xlink:type="simple">262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3/Show/Kelvin-Osorio" xlink:type="simple">263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3" calcext:value-type="float">
            <text:p>63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01/Show/Chico" xlink:type="simple">26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77" calcext:value-type="float">
            <text:p>117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464/Show/Rodrigo-Caio" xlink:type="simple">265Rodrigo Caio</text:a><text:a xlink:href="https://1xbet.whoscored.com/Teams/1239/Show/Brazil-Flamengo" xlink:type="simple">Flamengo, </text:a>28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4/Show/Igor-Gomes" xlink:type="simple">266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5" calcext:value-type="float">
            <text:p>155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7/Show/Raúl" xlink:type="simple">267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48" calcext:value-type="float">
            <text:p>124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49/Show/Alisson" xlink:type="simple">268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1" calcext:value-type="float">
            <text:p>59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15894/Show/Lucas-Lima" xlink:type="simple">269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31" calcext:value-type="float">
            <text:p>93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82128/Show/Rafael-Gava" xlink:type="simple">271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54846/Show/Víctor-Cantillo" xlink:type="simple">272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12" calcext:value-type="float">
            <text:p>8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236295/Show/Cristian-Pavón" xlink:type="simple">273Cristian Pavón</text:a><text:a xlink:href="https://1xbet.whoscored.com/Teams/1235/Show/Brazil-Atletico-MG" xlink:type="simple">Atletico MG, </text:a>26, AM(LR),FW</text:p>
          </table:table-cell>
          <table:table-cell office:value-type="string" calcext:value-type="string">
            <text:p><text:a xlink:href="https://1xbet.whoscored.com/Players/236295/Show/Cristian-Pavón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0/Show/João-Cardoso" xlink:type="simple">274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275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132702/Show/Daniel-Borges" xlink:type="simple">276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11" calcext:value-type="float">
            <text:p>1311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8/Show/Vanderlan" xlink:type="simple">277Vanderlan</text:a><text:a xlink:href="https://1xbet.whoscored.com/Teams/1234/Show/Brazil-Palmeiras" xlink:type="simple">Palmeiras, </text:a>19, Defender</text:p>
          </table:table-cell>
          <table:table-cell office:value-type="string" calcext:value-type="string">
            <text:p><text:a xlink:href="https://1xbet.whoscored.com/Players/406718/Show/Vanderlan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278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64" calcext:value-type="float">
            <text:p>13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21/Show/Hayner" xlink:type="simple">27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1" calcext:value-type="float">
            <text:p>11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7/Show/Gabriel-Menino" xlink:type="simple">281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282Marcos Guilherme</text:a><text:a xlink:href="https://1xbet.whoscored.com/Teams/1241/Show/Brazil-Santos-FC" xlink:type="simple">Santos FC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25216/Show/Jean-Irmer" xlink:type="simple">283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96" calcext:value-type="float">
            <text:p>69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75/Show/Luan-Polli" xlink:type="simple">284Luan Polli</text:a><text:a xlink:href="https://1xbet.whoscored.com/Teams/6368/Show/Brazil-Atletico-GO" xlink:type="simple">Atletico GO, </text:a>29, GK</text:p>
          </table:table-cell>
          <table:table-cell office:value-type="string" calcext:value-type="string">
            <text:p><text:a xlink:href="https://1xbet.whoscored.com/Players/132275/Show/Luan-Polli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3/Show/Erick" xlink:type="simple">285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7/Show/Agustín-Canobbio" xlink:type="simple">286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29/Show/Igor-Vinicius" xlink:type="simple">287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120114/Show/Emiliano-Velázquez" xlink:type="simple">288Emiliano Velázquez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120114/Show/Emiliano-Velázqu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3/Show/Jorge" xlink:type="simple">289Jorge</text:a><text:a xlink:href="https://1xbet.whoscored.com/Teams/1234/Show/Brazil-Palmeiras" xlink:type="simple">Palmeiras, </text:a>26, D(L),M(L)</text:p>
          </table:table-cell>
          <table:table-cell office:value-type="string" calcext:value-type="string">
            <text:p><text:a xlink:href="https://1xbet.whoscored.com/Players/248123/Show/Jorge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/Show/Réver" xlink:type="simple">290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16790/Show/Paulo-Henrique" xlink:type="simple">291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292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50/Show/Diego-Costa" xlink:type="simple">29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49" calcext:value-type="float">
            <text:p>144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1/Show/Thiago-Maia" xlink:type="simple">294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20464/Show/Airton" xlink:type="simple">29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76953/Show/Dodô" xlink:type="simple">296Dodô</text:a><text:a xlink:href="https://1xbet.whoscored.com/Teams/1235/Show/Brazil-Atletico-MG" xlink:type="simple">Atletico MG, </text:a>30, D(L),M(L)</text:p>
          </table:table-cell>
          <table:table-cell office:value-type="string" calcext:value-type="string">
            <text:p><text:a xlink:href="https://1xbet.whoscored.com/Players/76953/Show/Dodô" xlink:type="simple"> </text:a><text:a xlink:href="https://1xbet.whoscored.com/Teams/1235/Show/Brazil-Atletico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694/Show/Lucas-Gazal" xlink:type="simple">297Lucas Gazal</text:a><text:a xlink:href="https://1xbet.whoscored.com/Teams/6368/Show/Brazil-Atletico-GO" xlink:type="simple">Atletico GO, </text:a>23, Defender</text:p>
          </table:table-cell>
          <table:table-cell office:value-type="string" calcext:value-type="string">
            <text:p><text:a xlink:href="https://1xbet.whoscored.com/Players/444694/Show/Lucas-Gazal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08/Show/Thalisson-Kelven" xlink:type="simple">2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03" calcext:value-type="float">
            <text:p>10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299Bruno Méndez</text:a><text:a xlink:href="https://1xbet.whoscored.com/Teams/1237/Show/Brazil-Corinthians" xlink:type="simple">Corinthians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28262/Show/Hyoran" xlink:type="simple">300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9/Show/Hugo" xlink:type="simple">301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717/Show/Caetano" xlink:type="simple">302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10/Show/Nathan" xlink:type="simple">30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1/Show/Da-Silva" xlink:type="simple">304Da Silva</text:a><text:a xlink:href="https://1xbet.whoscored.com/Teams/1218/Show/Brazil-Goias" xlink:type="simple">Goias, </text:a>21, D(C)</text:p>
          </table:table-cell>
          <table:table-cell office:value-type="string" calcext:value-type="string">
            <text:p><text:a xlink:href="https://1xbet.whoscored.com/Players/436561/Show/Da-Silva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4/Show/Yan" xlink:type="simple">305Yan</text:a><text:a xlink:href="https://1xbet.whoscored.com/Teams/1218/Show/Brazil-Goias" xlink:type="simple">Goias, </text:a>20, D(C)</text:p>
          </table:table-cell>
          <table:table-cell office:value-type="string" calcext:value-type="string">
            <text:p><text:a xlink:href="https://1xbet.whoscored.com/Players/436564/Show/Yan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77/Show/Helinho" xlink:type="simple">30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7474/Show/Igor-Cariús" xlink:type="simple">307Igor Cariús</text:a><text:a xlink:href="https://1xbet.whoscored.com/Teams/8938/Show/Brazil-Cuiaba" xlink:type="simple">Cuiaba, </text:a>29, D(L)</text:p>
          </table:table-cell>
          <table:table-cell office:value-type="string" calcext:value-type="string">
            <text:p><text:a xlink:href="https://1xbet.whoscored.com/Players/357474/Show/Igor-Cariús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8751/Show/José-Hurtado" xlink:type="simple">30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97/Show/Robinho" xlink:type="simple">309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3/Show/Lucas-Barbosa" xlink:type="simple">310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02214/Show/Lázaro" xlink:type="simple">31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0/Show/Patrick-de-Paula" xlink:type="simple">312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4/Show/Iago-Maidana" xlink:type="simple">313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3/Show/Alê" xlink:type="simple">314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140977/Show/Wanderson" xlink:type="simple">315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54/Show/Andreas-Pereira" xlink:type="simple">316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15/Show/Adryelson" xlink:type="simple">317Adryelson</text:a><text:a xlink:href="https://1xbet.whoscored.com/Teams/1227/Show/Brazil-Botafogo-RJ" xlink:type="simple">Botafogo RJ, </text:a>24, D(C)</text:p>
          </table:table-cell>
          <table:table-cell office:value-type="string" calcext:value-type="string">
            <text:p><text:a xlink:href="https://1xbet.whoscored.com/Players/279515/Show/Adryelson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5/Show/Bruno-Praxedes" xlink:type="simple">318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2/Show/Felipe" xlink:type="simple">319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6939/Show/João-Lucas" xlink:type="simple">320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1" calcext:value-type="float">
            <text:p>15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29404/Show/Dudu" xlink:type="simple">321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/Show/Fellipe-Bastos" xlink:type="simple">322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81" calcext:value-type="float">
            <text:p>78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5770/Show/Pedrinho" xlink:type="simple">323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26059/Show/Diego-Godín" xlink:type="simple">324Diego Godín</text:a><text:a xlink:href="https://1xbet.whoscored.com/Teams/1235/Show/Brazil-Atletico-MG" xlink:type="simple">Atletico MG, </text:a>36, D(C)</text:p>
          </table:table-cell>
          <table:table-cell office:value-type="string" calcext:value-type="string">
            <text:p><text:a xlink:href="https://1xbet.whoscored.com/Players/26059/Show/Diego-Godín" xlink:type="simple"> </text:a><text:a xlink:href="https://1xbet.whoscored.com/Teams/1235/Show/Brazil-Atletico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4/Show/Gustavinho" xlink:type="simple">325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8330/Show/Rômulo" xlink:type="simple">326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327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1/Show/Valdívia" xlink:type="simple">328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878/Show/Mauricio-Isla" xlink:type="simple">329Mauricio Isla</text:a><text:a xlink:href="https://1xbet.whoscored.com/Teams/1239/Show/Brazil-Flamengo" xlink:type="simple">Flamengo, </text:a>34, D(R),M(CR)</text:p>
          </table:table-cell>
          <table:table-cell office:value-type="string" calcext:value-type="string">
            <text:p><text:a xlink:href="https://1xbet.whoscored.com/Players/33878/Show/Mauricio-Isl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8/Show/Val" xlink:type="simple">33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4" calcext:value-type="float">
            <text:p>57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11/Show/Gustavo-Mosquito" xlink:type="simple">331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57138/Show/Robson-Bambu" xlink:type="simple">332Robson Bambu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57138/Show/Robson-Bambu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27586/Show/David-Luiz" xlink:type="simple">3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25792/Show/Bressan" xlink:type="simple">334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2">
          <table:table-cell office:value-type="string" calcext:value-type="string">
            <text:p><text:a xlink:href="https://1xbet.whoscored.com/Players/294064/Show/Vitor-Bueno" xlink:type="simple">335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14/Show/Vinícius-Zanocelo" xlink:type="simple">336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127618/Show/Renzo-Saravia" xlink:type="simple">33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41" calcext:value-type="float">
            <text:p>13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689/Show/Gabriel-Mercado" xlink:type="simple">338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30" calcext:value-type="float">
            <text:p>13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46026/Show/Eduardo-Biasi" xlink:type="simple">339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09" calcext:value-type="float">
            <text:p>140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98/Show/Jadsom" xlink:type="simple">340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9194/Show/Alan-Kardec" xlink:type="simple">341Alan Kardec</text:a><text:a xlink:href="https://1xbet.whoscored.com/Teams/1235/Show/Brazil-Atletico-MG" xlink:type="simple">Atletico MG, </text:a>33, FW</text:p>
          </table:table-cell>
          <table:table-cell office:value-type="string" calcext:value-type="string">
            <text:p><text:a xlink:href="https://1xbet.whoscored.com/Players/29194/Show/Alan-Kardec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47903/Show/Daniel-Guedes" xlink:type="simple">342Daniel Guedes</text:a><text:a xlink:href="https://1xbet.whoscored.com/Teams/8938/Show/Brazil-Cuiaba" xlink:type="simple">Cuiaba, </text:a>28, D(R)</text:p>
          </table:table-cell>
          <table:table-cell office:value-type="string" calcext:value-type="string">
            <text:p><text:a xlink:href="https://1xbet.whoscored.com/Players/247903/Show/Daniel-Guedes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27985/Show/Thauan-Lara" xlink:type="simple">343Thauan Lara</text:a><text:a xlink:href="https://1xbet.whoscored.com/Teams/1219/Show/Brazil-Internacional" xlink:type="simple">Internacional, </text:a>18, Defender</text:p>
          </table:table-cell>
          <table:table-cell office:value-type="string" calcext:value-type="string">
            <text:p><text:a xlink:href="https://1xbet.whoscored.com/Players/427985/Show/Thauan-Lar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43/Show/Thonny-Anderson" xlink:type="simple">344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3/Show/Luis-Oyama" xlink:type="simple">345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8" calcext:value-type="float">
            <text:p>108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02/Show/Rwan" xlink:type="simple">346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0/Show/Hércules" xlink:type="simple">347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72/Show/João-Paulo" xlink:type="simple">348João Paulo</text:a><text:a xlink:href="https://1xbet.whoscored.com/Teams/1228/Show/Brazil-America-MG" xlink:type="simple">America MG, </text:a>36, D(L)</text:p>
          </table:table-cell>
          <table:table-cell office:value-type="string" calcext:value-type="string">
            <text:p><text:a xlink:href="https://1xbet.whoscored.com/Players/102072/Show/João-Paul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2">
          <table:table-cell office:value-type="string" calcext:value-type="string">
            <text:p><text:a xlink:href="https://1xbet.whoscored.com/Players/19119/Show/Fernandinho" xlink:type="simple">349Fernandinho</text:a><text:a xlink:href="https://1xbet.whoscored.com/Teams/1243/Show/Brazil-Athletico-Paranaense" xlink:type="simple">Athletico Paranaense, </text:a>37, D(CR),DMC</text:p>
          </table:table-cell>
          <table:table-cell office:value-type="string" calcext:value-type="string">
            <text:p><text:a xlink:href="https://1xbet.whoscored.com/Players/19119/Show/Fernandinho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6/Show/Luiz-Fernando" xlink:type="simple">350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7" calcext:value-type="float">
            <text:p>7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82423/Show/Carlos-Sánchez" xlink:type="simple">351Carlos Sánchez</text:a><text:a xlink:href="https://1xbet.whoscored.com/Teams/1241/Show/Brazil-Santos-FC" xlink:type="simple">Santos FC, </text:a>37, M(CR)</text:p>
          </table:table-cell>
          <table:table-cell office:value-type="string" calcext:value-type="string">
            <text:p><text:a xlink:href="https://1xbet.whoscored.com/Players/82423/Show/Carlos-Sánchez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09495/Show/Camilo" xlink:type="simple">352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7/Show/Óscar-Ruiz" xlink:type="simple">353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0287/Show/Sávio" xlink:type="simple">354Sávio</text:a><text:a xlink:href="https://1xbet.whoscored.com/Teams/1218/Show/Brazil-Goias" xlink:type="simple">Goias, </text:a>27, D(L)</text:p>
          </table:table-cell>
          <table:table-cell office:value-type="string" calcext:value-type="string">
            <text:p><text:a xlink:href="https://1xbet.whoscored.com/Players/410287/Show/Sávio" xlink:type="simple"> </text:a><text:a xlink:href="https://1xbet.whoscored.com/Teams/1218/Show/Brazil-Goi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355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7316/Show/Léo" xlink:type="simple">356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06" calcext:value-type="float">
            <text:p>14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90844/Show/Rodrigo-Soares" xlink:type="simple">357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2/Show/Lucas-Crispim" xlink:type="simple">358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090/Show/Dadá-Belmonte" xlink:type="simple">359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01192/Show/Martinelli" xlink:type="simple">360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6/Show/Jádson" xlink:type="simple">361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6670/Show/Rodrigo-Lindoso" xlink:type="simple">362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68" calcext:value-type="float">
            <text:p>86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4/Show/Gabriel-Lacerda" xlink:type="simple">3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2" calcext:value-type="float">
            <text:p>110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6/Show/Jefferson" xlink:type="simple">36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4" calcext:value-type="float">
            <text:p>16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365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5/Show/Henrique" xlink:type="simple">366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5116/Show/Diego-Churín" xlink:type="simple">367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119867/Show/Rodrigo-Dourado" xlink:type="simple">368Rodrigo Dourado</text:a><text:a xlink:href="https://1xbet.whoscored.com/Teams/1219/Show/Brazil-Internacional" xlink:type="simple">Internacional, </text:a>28, DMC</text:p>
          </table:table-cell>
          <table:table-cell office:value-type="string" calcext:value-type="string">
            <text:p><text:a xlink:href="https://1xbet.whoscored.com/Players/119867/Show/Rodrigo-Dourad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8/Show/David-Braz" xlink:type="simple">369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39" calcext:value-type="float">
            <text:p>53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7833/Show/Raúl-Cáceres" xlink:type="simple">370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6677/Show/Luciano-Castán" xlink:type="simple">371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7/Show/Brayan-Ceballos" xlink:type="simple">372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04/Show/Bruno-Cortez" xlink:type="simple">373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1/Show/Sávio" xlink:type="simple">374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247/Show/Matheusinho" xlink:type="simple">375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9" calcext:value-type="float">
            <text:p>60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7/Show/Ronald" xlink:type="simple">376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7/Show/Rafael-William" xlink:type="simple">377Rafael William</text:a><text:a xlink:href="https://1xbet.whoscored.com/Teams/1236/Show/Brazil-Coritiba" xlink:type="simple">Coritiba, </text:a>20, GK</text:p>
          </table:table-cell>
          <table:table-cell office:value-type="string" calcext:value-type="string">
            <text:p><text:a xlink:href="https://1xbet.whoscored.com/Players/436557/Show/Rafael-William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2/Show/Sorriso" xlink:type="simple">378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98/Show/Rafael-Vaz" xlink:type="simple">379Rafael Vaz</text:a><text:a xlink:href="https://1xbet.whoscored.com/Teams/4619/Show/Brazil-Avai-FC" xlink:type="simple">Avai FC, </text:a>34, D(C)</text:p>
          </table:table-cell>
          <table:table-cell office:value-type="string" calcext:value-type="string">
            <text:p><text:a xlink:href="https://1xbet.whoscored.com/Players/132298/Show/Rafael-Vaz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75970/Show/Ricardo-Bueno" xlink:type="simple">380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76914/Show/Maurício" xlink:type="simple">381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29/Show/Thiago-Galhardo" xlink:type="simple">382Thiago Galhardo</text:a><text:a xlink:href="https://1xbet.whoscored.com/Teams/2065/Show/Brazil-Fortaleza" xlink:type="simple">Fortaleza, </text:a>33, AM(CL),FW</text:p>
          </table:table-cell>
          <table:table-cell office:value-type="string" calcext:value-type="string">
            <text:p><text:a xlink:href="https://1xbet.whoscored.com/Players/101729/Show/Thiago-Galhard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7417/Show/Diego" xlink:type="simple">383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29659/Show/Diego" xlink:type="simple">384Diego</text:a><text:a xlink:href="https://1xbet.whoscored.com/Teams/7334/Show/Brazil-Ceara" xlink:type="simple">Ceara, </text:a>34, AM(LR)</text:p>
          </table:table-cell>
          <table:table-cell office:value-type="string" calcext:value-type="string">
            <text:p><text:a xlink:href="https://1xbet.whoscored.com/Players/29659/Show/Dieg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385Boschilia</text:a><text:a xlink:href="https://1xbet.whoscored.com/Teams/1236/Show/Brazil-Coritiba" xlink:type="simple">Coritiba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823/Show/Rômulo" xlink:type="simple">386Rômul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78823/Show/Rômu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90/Show/Alesson" xlink:type="simple">387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61995/Show/Lucas-Ribeiro" xlink:type="simple">388Lucas Ribeiro</text:a><text:a xlink:href="https://1xbet.whoscored.com/Teams/7334/Show/Brazil-Ceara" xlink:type="simple">Ceara, </text:a>23, D(C)</text:p>
          </table:table-cell>
          <table:table-cell office:value-type="string" calcext:value-type="string">
            <text:p><text:a xlink:href="https://1xbet.whoscored.com/Players/361995/Show/Lucas-Ribeir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908/Show/Apodi" xlink:type="simple">389Apodi</text:a><text:a xlink:href="https://1xbet.whoscored.com/Teams/1218/Show/Brazil-Goias" xlink:type="simple">Goias, </text:a>35, D(R),M(LR)</text:p>
          </table:table-cell>
          <table:table-cell office:value-type="string" calcext:value-type="string">
            <text:p><text:a xlink:href="https://1xbet.whoscored.com/Players/35908/Show/Apodi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1/Show/Christian" xlink:type="simple">390Christian</text:a><text:a xlink:href="https://1xbet.whoscored.com/Teams/1243/Show/Brazil-Athletico-Paranaense" xlink:type="simple">Athletico Paranaense, </text:a>21, M(C)</text:p>
          </table:table-cell>
          <table:table-cell office:value-type="string" calcext:value-type="string">
            <text:p><text:a xlink:href="https://1xbet.whoscored.com/Players/397491/Show/Christian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73502/Show/Fernando-Sobral" xlink:type="simple">391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8/Show/Kaiky" xlink:type="simple">392Kaiky</text:a><text:a xlink:href="https://1xbet.whoscored.com/Teams/1241/Show/Brazil-Santos-FC" xlink:type="simple">Santos FC, </text:a>18, D(C)</text:p>
          </table:table-cell>
          <table:table-cell office:value-type="string" calcext:value-type="string">
            <text:p><text:a xlink:href="https://1xbet.whoscored.com/Players/416798/Show/Kaik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7/Show/Marquinhos" xlink:type="simple">393Marquinhos</text:a><text:a xlink:href="https://1xbet.whoscored.com/Teams/1224/Show/Brazil-Sao-Paulo" xlink:type="simple">Sao Paulo, </text:a>19, Forward</text:p>
          </table:table-cell>
          <table:table-cell office:value-type="string" calcext:value-type="string">
            <text:p><text:a xlink:href="https://1xbet.whoscored.com/Players/419077/Show/Marquinhos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4/Show/Matías-Galarza" xlink:type="simple">394Matías Galarza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36554/Show/Matías-Galarza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8736/Show/Morato" xlink:type="simple">395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1" calcext:value-type="float">
            <text:p>661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49707/Show/Matheus-Fernandes" xlink:type="simple">396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57" calcext:value-type="float">
            <text:p>5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1538/Show/Alan-Empereur" xlink:type="simple">397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8" calcext:value-type="float">
            <text:p>113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398Gabriel Pirani</text:a><text:a xlink:href="https://1xbet.whoscored.com/Teams/8938/Show/Brazil-Cuiaba" xlink:type="simple">Cuiaba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6/Show/Arthur-Chaves" xlink:type="simple">399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3/Show/Muriqui" xlink:type="simple">400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90132/Show/Danilo-Avelar" xlink:type="simple">401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17789/Show/Maycon" xlink:type="simple">402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1/Show/Wesley" xlink:type="simple">403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85/Show/Ademir" xlink:type="simple">404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243476/Show/Matheus-Sales" xlink:type="simple">405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31/Show/Sidnei" xlink:type="simple">406Sidnei</text:a><text:a xlink:href="https://1xbet.whoscored.com/Teams/1218/Show/Brazil-Goias" xlink:type="simple">Goias, </text:a>32, D(C)</text:p>
          </table:table-cell>
          <table:table-cell office:value-type="string" calcext:value-type="string">
            <text:p><text:a xlink:href="https://1xbet.whoscored.com/Players/40731/Show/Sidnei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95/Show/Danilo-Barcelos" xlink:type="simple">407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57" calcext:value-type="float">
            <text:p>8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5/Show/Rodriguinho" xlink:type="simple">408Rodriguinho</text:a><text:a xlink:href="https://1xbet.whoscored.com/Teams/1228/Show/Brazil-America-MG" xlink:type="simple">America MG, </text:a>19, Midfielder</text:p>
          </table:table-cell>
          <table:table-cell office:value-type="string" calcext:value-type="string">
            <text:p><text:a xlink:href="https://1xbet.whoscored.com/Players/436655/Show/Rodriguinho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76/Show/Luan-Patrick" xlink:type="simple">409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1" calcext:value-type="float">
            <text:p>63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36/Show/Renan" xlink:type="simple">410Renan</text:a><text:a xlink:href="https://1xbet.whoscored.com/Teams/5438/Show/Brazil-Red-Bull-Bragantino" xlink:type="simple">Red Bull Bragantino, </text:a>20, D(CL)</text:p>
          </table:table-cell>
          <table:table-cell office:value-type="string" calcext:value-type="string">
            <text:p><text:a xlink:href="https://1xbet.whoscored.com/Players/402836/Show/Renan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7199/Show/Míchel-Macedo" xlink:type="simple">411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059/Show/Éverton" xlink:type="simple">412Éverton</text:a><text:a xlink:href="https://1xbet.whoscored.com/Teams/8938/Show/Brazil-Cuiaba" xlink:type="simple">Cuiaba, </text:a>33, D(L),M(CLR)</text:p>
          </table:table-cell>
          <table:table-cell office:value-type="string" calcext:value-type="string">
            <text:p><text:a xlink:href="https://1xbet.whoscored.com/Players/28059/Show/Éverton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3385/Show/Matheus-Galdezani" xlink:type="simple">413Matheus Galdezani</text:a><text:a xlink:href="https://1xbet.whoscored.com/Teams/4619/Show/Brazil-Avai-FC" xlink:type="simple">Avai FC, </text:a>30, M(C)</text:p>
          </table:table-cell>
          <table:table-cell office:value-type="string" calcext:value-type="string">
            <text:p><text:a xlink:href="https://1xbet.whoscored.com/Players/283385/Show/Matheus-Galdezani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3/Show/Pedrinho" xlink:type="simple">414Pedrinho</text:a><text:a xlink:href="https://1xbet.whoscored.com/Teams/1235/Show/Brazil-Atletico-MG" xlink:type="simple">Atletico MG, </text:a>24, AM(CR)</text:p>
          </table:table-cell>
          <table:table-cell office:value-type="string" calcext:value-type="string">
            <text:p><text:a xlink:href="https://1xbet.whoscored.com/Players/337813/Show/Pedrinho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17/Show/Bruno-Nazário" xlink:type="simple">415Bruno Nazário</text:a><text:a xlink:href="https://1xbet.whoscored.com/Teams/1220/Show/Brazil-Juventude" xlink:type="simple">Juventude, </text:a>27, AM(CR)</text:p>
          </table:table-cell>
          <table:table-cell office:value-type="string" calcext:value-type="string">
            <text:p><text:a xlink:href="https://1xbet.whoscored.com/Players/137417/Show/Bruno-Nazári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38910/Show/Bruno-Oliveira" xlink:type="simple">416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29/Show/Bruno-Tubarão" xlink:type="simple">417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8/Show/Calebe" xlink:type="simple">418Calebe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97568/Show/Calebe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4">
          <table:table-cell office:value-type="string" calcext:value-type="string">
            <text:p><text:a xlink:href="https://1xbet.whoscored.com/Players/139125/Show/Zé-Roberto" xlink:type="simple">419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53345/Show/Renato" xlink:type="simple">420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3" table:number-rows-repeated="2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36763/Show/Isidro-Pitta" xlink:type="simple">421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6/Show/Bernardo-Lemes" xlink:type="simple">422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2">
          <table:table-cell office:value-type="string" calcext:value-type="string">
            <text:p><text:a xlink:href="https://1xbet.whoscored.com/Players/279479/Show/Pedro-Rocha" xlink:type="simple">423Pedro Rocha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79479/Show/Pedro-Roch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40960/Show/Biro" xlink:type="simple">424Biro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960/Show/B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8/Show/Vitinho" xlink:type="simple">425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9" calcext:value-type="float">
            <text:p>47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7/Show/Hugo-Souza" xlink:type="simple">426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4">
          <table:table-cell office:value-type="string" calcext:value-type="string">
            <text:p><text:a xlink:href="https://1xbet.whoscored.com/Players/286785/Show/Iury-Castilho" xlink:type="simple">427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6/Show/Maguinho" xlink:type="simple">428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32/Show/Kaique-Rocha" xlink:type="simple">429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295756/Show/Gustavo-Sauer" xlink:type="simple">430Gustavo Sauer</text:a><text:a xlink:href="https://1xbet.whoscored.com/Teams/1227/Show/Brazil-Botafogo-RJ" xlink:type="simple">Botafogo RJ, </text:a>29, M(CLR)</text:p>
          </table:table-cell>
          <table:table-cell office:value-type="string" calcext:value-type="string">
            <text:p><text:a xlink:href="https://1xbet.whoscored.com/Players/295756/Show/Gustavo-Sauer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27763/Show/Titi" xlink:type="simple">431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12" calcext:value-type="float">
            <text:p>16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87/Show/Gabriel-Baralhas" xlink:type="simple">432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42" calcext:value-type="float">
            <text:p>124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7/Show/Douglas-Friedrich" xlink:type="simple">433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68249/Show/Camacho" xlink:type="simple">43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435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62/Show/Richardson" xlink:type="simple">436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948/Show/Luan" xlink:type="simple">437Luan</text:a><text:a xlink:href="https://1xbet.whoscored.com/Teams/1218/Show/Brazil-Goias" xlink:type="simple">Goias, </text:a>32, M(CLR)</text:p>
          </table:table-cell>
          <table:table-cell office:value-type="string" calcext:value-type="string">
            <text:p><text:a xlink:href="https://1xbet.whoscored.com/Players/114948/Show/Luan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7/Show/Ramiro" xlink:type="simple">438Ramiro</text:a><text:a xlink:href="https://1xbet.whoscored.com/Teams/1237/Show/Brazil-Corinthians" xlink:type="simple">Corinthians, </text:a>29, D(R),M(CR)</text:p>
          </table:table-cell>
          <table:table-cell office:value-type="string" calcext:value-type="string">
            <text:p><text:a xlink:href="https://1xbet.whoscored.com/Players/131057/Show/Ram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4/Show/Talles-Costa" xlink:type="simple">439Talles Costa</text:a><text:a xlink:href="https://1xbet.whoscored.com/Teams/1224/Show/Brazil-Sao-Paulo" xlink:type="simple">Sao Paulo, </text:a>20, M(C)</text:p>
          </table:table-cell>
          <table:table-cell office:value-type="string" calcext:value-type="string">
            <text:p><text:a xlink:href="https://1xbet.whoscored.com/Players/389164/Show/Talles-Costa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38531/Show/Luizão" xlink:type="simple">441Luizão</text:a><text:a xlink:href="https://1xbet.whoscored.com/Teams/1224/Show/Brazil-Sao-Paulo" xlink:type="simple">Sao Paulo, </text:a>20, Defender</text:p>
          </table:table-cell>
          <table:table-cell office:value-type="string" calcext:value-type="string">
            <text:p><text:a xlink:href="https://1xbet.whoscored.com/Players/438531/Show/Luizã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6/Show/Thiago-Couto" xlink:type="simple">442Thiago Couto</text:a><text:a xlink:href="https://1xbet.whoscored.com/Teams/1224/Show/Brazil-Sao-Paulo" xlink:type="simple">Sao Paulo, </text:a>23, Goalkeeper</text:p>
          </table:table-cell>
          <table:table-cell office:value-type="string" calcext:value-type="string">
            <text:p><text:a xlink:href="https://1xbet.whoscored.com/Players/389156/Show/Thiago-Cout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66/Show/Giuliano-Galoppo" xlink:type="simple">443Giuliano Galoppo</text:a><text:a xlink:href="https://1xbet.whoscored.com/Teams/1224/Show/Brazil-Sao-Paulo" xlink:type="simple">Sao Paulo, </text:a>23, M(C)</text:p>
          </table:table-cell>
          <table:table-cell office:value-type="string" calcext:value-type="string">
            <text:p><text:a xlink:href="https://1xbet.whoscored.com/Players/352966/Show/Giuliano-Galoppo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1/Show/Rhaldney" xlink:type="simple">444Rhaldney</text:a><text:a xlink:href="https://1xbet.whoscored.com/Teams/6368/Show/Brazil-Atletico-GO" xlink:type="simple">Atletico GO, </text:a>23, Midfielder</text:p>
          </table:table-cell>
          <table:table-cell office:value-type="string" calcext:value-type="string">
            <text:p><text:a xlink:href="https://1xbet.whoscored.com/Players/442751/Show/Rhaldney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81/Show/David-Duarte" xlink:type="simple">445David Duarte</text:a><text:a xlink:href="https://1xbet.whoscored.com/Teams/1232/Show/Brazil-Fluminense" xlink:type="simple">Fluminense, </text:a>27, D(C)</text:p>
          </table:table-cell>
          <table:table-cell office:value-type="string" calcext:value-type="string">
            <text:p><text:a xlink:href="https://1xbet.whoscored.com/Players/279581/Show/David-Duarte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6/Show/Douglas-Borges" xlink:type="simple">446Douglas Borges</text:a><text:a xlink:href="https://1xbet.whoscored.com/Teams/1227/Show/Brazil-Botafogo-RJ" xlink:type="simple">Botafogo RJ, </text:a>32, Goalkeeper</text:p>
          </table:table-cell>
          <table:table-cell office:value-type="string" calcext:value-type="string">
            <text:p><text:a xlink:href="https://1xbet.whoscored.com/Players/436626/Show/Douglas-Borges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67/Show/Gabriel-Novaes" xlink:type="simple">447Gabriel Novaes</text:a><text:a xlink:href="https://1xbet.whoscored.com/Teams/5438/Show/Brazil-Red-Bull-Bragantino" xlink:type="simple">Red Bull Bragantino, </text:a>23, FW</text:p>
          </table:table-cell>
          <table:table-cell office:value-type="string" calcext:value-type="string">
            <text:p><text:a xlink:href="https://1xbet.whoscored.com/Players/407667/Show/Gabriel-Novaes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66/Show/Fagner" xlink:type="simple">448Fagner</text:a><text:a xlink:href="https://1xbet.whoscored.com/Teams/1237/Show/Brazil-Corinthians" xlink:type="simple">Corinthians, </text:a>33, D(R)</text:p>
          </table:table-cell>
          <table:table-cell office:value-type="string" calcext:value-type="string">
            <text:p><text:a xlink:href="https://1xbet.whoscored.com/Players/102166/Show/Fagner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35223/Show/Diego-Gonçalves" xlink:type="simple">449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6/Show/Andrés-Colorado" xlink:type="simple">450Andrés Colorado</text:a><text:a xlink:href="https://1xbet.whoscored.com/Teams/1224/Show/Brazil-Sao-Paulo" xlink:type="simple">Sao Paulo, </text:a>23, Midfielder</text:p>
          </table:table-cell>
          <table:table-cell office:value-type="string" calcext:value-type="string">
            <text:p><text:a xlink:href="https://1xbet.whoscored.com/Players/436656/Show/Andrés-Colorad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7/Show/Vinícius-Leite" xlink:type="simple">451Vinícius Leite</text:a><text:a xlink:href="https://1xbet.whoscored.com/Teams/4619/Show/Brazil-Avai-FC" xlink:type="simple">Avai FC, </text:a>28, Forward</text:p>
          </table:table-cell>
          <table:table-cell office:value-type="string" calcext:value-type="string">
            <text:p><text:a xlink:href="https://1xbet.whoscored.com/Players/436647/Show/Vinícius-Leite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98/Show/Vitor-Mendes" xlink:type="simple">452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428259/Show/Pablo-Maia" xlink:type="simple">453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0" calcext:value-type="float">
            <text:p>9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3/Show/Caio-Vinícius" xlink:type="simple">454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55" calcext:value-type="float">
            <text:p>105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780/Show/Mario-Pineida" xlink:type="simple">455Mario Pineida</text:a><text:a xlink:href="https://1xbet.whoscored.com/Teams/1232/Show/Brazil-Fluminense" xlink:type="simple">Fluminense, </text:a>30, Defender</text:p>
          </table:table-cell>
          <table:table-cell office:value-type="string" calcext:value-type="string">
            <text:p><text:a xlink:href="https://1xbet.whoscored.com/Players/282780/Show/Mario-Pineida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15418/Show/Fred" xlink:type="simple">456Fred</text:a><text:a xlink:href="https://1xbet.whoscored.com/Teams/1232/Show/Brazil-Fluminense" xlink:type="simple">Fluminense, </text:a>38, FW</text:p>
          </table:table-cell>
          <table:table-cell office:value-type="string" calcext:value-type="string">
            <text:p><text:a xlink:href="https://1xbet.whoscored.com/Players/15418/Show/Fred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74/Show/Victor-Luis" xlink:type="simple">457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1/Show/Chay" xlink:type="simple">458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75/Show/Yago-Felipe" xlink:type="simple">459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815/Show/Denilson" xlink:type="simple">460Denilson</text:a><text:a xlink:href="https://1xbet.whoscored.com/Teams/8938/Show/Brazil-Cuiaba" xlink:type="simple">Cuiaba, </text:a>21, Midfielder</text:p>
          </table:table-cell>
          <table:table-cell office:value-type="string" calcext:value-type="string">
            <text:p><text:a xlink:href="https://1xbet.whoscored.com/Players/444815/Show/Denil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37729/Show/Matheus-Santos" xlink:type="simple">461Matheus Santos</text:a><text:a xlink:href="https://1xbet.whoscored.com/Teams/1218/Show/Brazil-Goias" xlink:type="simple">Goias, </text:a>24, Forward</text:p>
          </table:table-cell>
          <table:table-cell office:value-type="string" calcext:value-type="string">
            <text:p><text:a xlink:href="https://1xbet.whoscored.com/Players/437729/Show/Matheus-Santos" xlink:type="simple"> </text:a><text:a xlink:href="https://1xbet.whoscored.com/Teams/1218/Show/Brazil-Goi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3/Show/Welliton" xlink:type="simple">462Welliton</text:a><text:a xlink:href="https://1xbet.whoscored.com/Teams/5438/Show/Brazil-Red-Bull-Bragantino" xlink:type="simple">Red Bull Bragantino, </text:a>22, Forward</text:p>
          </table:table-cell>
          <table:table-cell office:value-type="string" calcext:value-type="string">
            <text:p><text:a xlink:href="https://1xbet.whoscored.com/Players/437723/Show/Welliton" xlink:type="simple"> </text:a><text:a xlink:href="https://1xbet.whoscored.com/Teams/5438/Show/Brazil-Red-Bull-Bragantin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70/Show/Juan-Ramírez" xlink:type="simple">463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1/Show/Anthony-Landázuri" xlink:type="simple">464Anthony Landázuri</text:a><text:a xlink:href="https://1xbet.whoscored.com/Teams/2065/Show/Brazil-Fortaleza" xlink:type="simple">Fortaleza, </text:a>25, Defender</text:p>
          </table:table-cell>
          <table:table-cell office:value-type="string" calcext:value-type="string">
            <text:p><text:a xlink:href="https://1xbet.whoscored.com/Players/436641/Show/Anthony-Landázuri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465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9122/Show/Guilherme" xlink:type="simple">466Guilherme</text:a><text:a xlink:href="https://1xbet.whoscored.com/Teams/5438/Show/Brazil-Red-Bull-Bragantino" xlink:type="simple">Red Bull Bragantino, </text:a>20, Defender</text:p>
          </table:table-cell>
          <table:table-cell office:value-type="string" calcext:value-type="string">
            <text:p><text:a xlink:href="https://1xbet.whoscored.com/Players/409122/Show/Guilherme" xlink:type="simple"> </text:a><text:a xlink:href="https://1xbet.whoscored.com/Teams/5438/Show/Brazil-Red-Bull-Bragantin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4/Show/Otávio" xlink:type="simple">467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4" calcext:value-type="float">
            <text:p>74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101964/Show/Lucas-Piazón" xlink:type="simple">468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16" calcext:value-type="float">
            <text:p>6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284655/Show/André-Luis" xlink:type="simple">469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12/Show/Marquinhos" xlink:type="simple">471Marquinhos</text:a><text:a xlink:href="https://1xbet.whoscored.com/Teams/8938/Show/Brazil-Cuiaba" xlink:type="simple">Cuiaba, </text:a>25, AM(LR)</text:p>
          </table:table-cell>
          <table:table-cell office:value-type="string" calcext:value-type="string">
            <text:p><text:a xlink:href="https://1xbet.whoscored.com/Players/397512/Show/Marquinhos" xlink:type="simple"> </text:a><text:a xlink:href="https://1xbet.whoscored.com/Teams/8938/Show/Brazil-Cuia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8/Show/Felipe-Marques" xlink:type="simple">472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06" calcext:value-type="float">
            <text:p>7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42624/Show/Douglas-da-Silva" xlink:type="simple">473Douglas da Silva</text:a><text:a xlink:href="https://1xbet.whoscored.com/Teams/1227/Show/Brazil-Botafogo-RJ" xlink:type="simple">Botafogo RJ, </text:a>21, Defender</text:p>
          </table:table-cell>
          <table:table-cell office:value-type="string" calcext:value-type="string">
            <text:p><text:a xlink:href="https://1xbet.whoscored.com/Players/442624/Show/Douglas-da-Silva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148524/Show/Auro" xlink:type="simple">474Auro</text:a><text:a xlink:href="https://1xbet.whoscored.com/Teams/1241/Show/Brazil-Santos-FC" xlink:type="simple">Santos FC, </text:a>26, D(LR),M(CR)</text:p>
          </table:table-cell>
          <table:table-cell office:value-type="string" calcext:value-type="string">
            <text:p><text:a xlink:href="https://1xbet.whoscored.com/Players/148524/Show/Aur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3/Show/Ramon" xlink:type="simple">475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36161/Show/Luo-Guofu" xlink:type="simple">476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28/Show/Fausto-Vera" xlink:type="simple">477Fausto Vera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66428/Show/Fausto-Vera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41061/Show/Wellington" xlink:type="simple">478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49/Show/Élton" xlink:type="simple">479Élton</text:a><text:a xlink:href="https://1xbet.whoscored.com/Teams/8938/Show/Brazil-Cuiaba" xlink:type="simple">Cuiaba, </text:a>37, FW</text:p>
          </table:table-cell>
          <table:table-cell office:value-type="string" calcext:value-type="string">
            <text:p><text:a xlink:href="https://1xbet.whoscored.com/Players/74549/Show/Élton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4/Show/Bruno-Melo" xlink:type="simple">480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129/Show/Capixaba" xlink:type="simple">481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07" calcext:value-type="float">
            <text:p>80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9/Show/Clayton" xlink:type="simple">482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483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49" calcext:value-type="float">
            <text:p>74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25/Show/Adrián-Martínez" xlink:type="simple">484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33</text:p>
          </table:table-cell>
        </table:table-row>
        <table:table-row table:style-name="ro2">
          <table:table-cell office:value-type="string" calcext:value-type="string">
            <text:p><text:a xlink:href="https://1xbet.whoscored.com/Players/348261/Show/Yuri-Alberto" xlink:type="simple">485Yuri Alberto</text:a><text:a xlink:href="https://1xbet.whoscored.com/Teams/1237/Show/Brazil-Corinthians" xlink:type="simple">Corinthians, </text:a>21, AM(L),FW</text:p>
          </table:table-cell>
          <table:table-cell office:value-type="string" calcext:value-type="string">
            <text:p><text:a xlink:href="https://1xbet.whoscored.com/Players/348261/Show/Yuri-Alberto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72/Show/Rodriguinho" xlink:type="simple">48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3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97/Show/Matheus-Peixoto" xlink:type="simple">48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3/Show/André" xlink:type="simple">48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384420/Show/Sandry" xlink:type="simple">489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650/Show/Arthur-Henrique" xlink:type="simple">49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7/Show/Gustavo-García" xlink:type="simple">491Gustavo García</text:a><text:a xlink:href="https://1xbet.whoscored.com/Teams/1234/Show/Brazil-Palmeiras" xlink:type="simple">Palmeiras, </text:a>20, Defender</text:p>
          </table:table-cell>
          <table:table-cell office:value-type="string" calcext:value-type="string">
            <text:p><text:a xlink:href="https://1xbet.whoscored.com/Players/416887/Show/Gustavo-García" xlink:type="simple"> </text:a><text:a xlink:href="https://1xbet.whoscored.com/Teams/1234/Show/Brazil-Palmeir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435/Show/Marcos-Paulo" xlink:type="simple">492Marcos Paulo</text:a><text:a xlink:href="https://1xbet.whoscored.com/Teams/1239/Show/Brazil-Flamengo" xlink:type="simple">Flamengo, </text:a>19, Defender</text:p>
          </table:table-cell>
          <table:table-cell office:value-type="string" calcext:value-type="string">
            <text:p><text:a xlink:href="https://1xbet.whoscored.com/Players/438435/Show/Marcos-Paulo" xlink:type="simple"> </text:a><text:a xlink:href="https://1xbet.whoscored.com/Teams/1239/Show/Brazil-Flamen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8/Show/Yuri" xlink:type="simple">493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8" calcext:value-type="float">
            <text:p>11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25147/Show/Gabriel-Neves" xlink:type="simple">494Gabriel Neves</text:a><text:a xlink:href="https://1xbet.whoscored.com/Teams/1224/Show/Brazil-Sao-Paulo" xlink:type="simple">Sao Paulo, </text:a>25, M(C)</text:p>
          </table:table-cell>
          <table:table-cell office:value-type="string" calcext:value-type="string">
            <text:p><text:a xlink:href="https://1xbet.whoscored.com/Players/425147/Show/Gabriel-Neves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113/Show/Eduard-Atuesta" xlink:type="simple">495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8/Show/Natanael" xlink:type="simple">496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95/Show/Jonathan-Copete" xlink:type="simple">497Jonathan Copete</text:a><text:a xlink:href="https://1xbet.whoscored.com/Teams/4619/Show/Brazil-Avai-FC" xlink:type="simple">Avai FC, </text:a>34, AM(LR)</text:p>
          </table:table-cell>
          <table:table-cell office:value-type="string" calcext:value-type="string">
            <text:p><text:a xlink:href="https://1xbet.whoscored.com/Players/125295/Show/Jonathan-Copete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4/Show/Hugo" xlink:type="simple">498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56/Show/Tchê-Tchê" xlink:type="simple">499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47" calcext:value-type="float">
            <text:p>10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53/Show/Flávio" xlink:type="simple">500Flávio</text:a><text:a xlink:href="https://1xbet.whoscored.com/Teams/1228/Show/Brazil-America-MG" xlink:type="simple">America MG, </text:a>22, Midfielder</text:p>
          </table:table-cell>
          <table:table-cell office:value-type="string" calcext:value-type="string">
            <text:p><text:a xlink:href="https://1xbet.whoscored.com/Players/437453/Show/Flávio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40/Show/Pedrinho" xlink:type="simple">501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71/Show/Luiz-Felipe" xlink:type="simple">502Luiz Felipe</text:a><text:a xlink:href="https://1xbet.whoscored.com/Teams/1218/Show/Brazil-Goias" xlink:type="simple">Goias, </text:a>21, Forward</text:p>
          </table:table-cell>
          <table:table-cell office:value-type="string" calcext:value-type="string">
            <text:p><text:a xlink:href="https://1xbet.whoscored.com/Players/406571/Show/Luiz-Felipe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666/Show/Vitinho" xlink:type="simple">503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4/Show/Bryan-Angulo" xlink:type="simple">504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43418/Show/Jesús-Trindade" xlink:type="simple">505Jesús Trindade</text:a><text:a xlink:href="https://1xbet.whoscored.com/Teams/1236/Show/Brazil-Coritiba" xlink:type="simple">Coritiba, </text:a>29, Midfielder</text:p>
          </table:table-cell>
          <table:table-cell office:value-type="string" calcext:value-type="string">
            <text:p><text:a xlink:href="https://1xbet.whoscored.com/Players/443418/Show/Jesús-Trindade" xlink:type="simple"> </text:a><text:a xlink:href="https://1xbet.whoscored.com/Teams/1236/Show/Brazil-Coritib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506Willian Maranhão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1241/Show/Brazil-Santos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8635/Show/Matheus-Franca" xlink:type="simple">507Matheus Franca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28635/Show/Matheus-Franca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5/Show/Barreto" xlink:type="simple">508Barreto</text:a><text:a xlink:href="https://1xbet.whoscored.com/Teams/1227/Show/Brazil-Botafogo-RJ" xlink:type="simple">Botafogo RJ, </text:a>26, DMC</text:p>
          </table:table-cell>
          <table:table-cell office:value-type="string" calcext:value-type="string">
            <text:p><text:a xlink:href="https://1xbet.whoscored.com/Players/241825/Show/Barret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471/Show/Kaiky-Naves" xlink:type="simple">509Kaiky Naves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29471/Show/Kaiky-Naves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94/Show/Keiller" xlink:type="simple">510Keiller</text:a><text:a xlink:href="https://1xbet.whoscored.com/Teams/1219/Show/Brazil-Internacional" xlink:type="simple">Internacional, </text:a>25, GK</text:p>
          </table:table-cell>
          <table:table-cell office:value-type="string" calcext:value-type="string">
            <text:p><text:a xlink:href="https://1xbet.whoscored.com/Players/318494/Show/Keiller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511Boschilia</text:a><text:a xlink:href="https://1xbet.whoscored.com/Teams/1219/Show/Brazil-Internacional" xlink:type="simple">Internacional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3/Show/Liziero" xlink:type="simple">512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2/Show/Cristian-Rivas" xlink:type="simple">513Cristian Rivas</text:a><text:a xlink:href="https://1xbet.whoscored.com/Teams/8938/Show/Brazil-Cuiaba" xlink:type="simple">Cuiaba, </text:a>25, Midfielder</text:p>
          </table:table-cell>
          <table:table-cell office:value-type="string" calcext:value-type="string">
            <text:p><text:a xlink:href="https://1xbet.whoscored.com/Players/436642/Show/Cristian-Rivas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99736/Show/Guilherme-Biro" xlink:type="simple">514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70" calcext:value-type="float">
            <text:p>6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6797/Show/Paolo-Guerrero" xlink:type="simple">515Paolo Guerrero</text:a><text:a xlink:href="https://1xbet.whoscored.com/Teams/4619/Show/Brazil-Avai-FC" xlink:type="simple">Avai FC, </text:a>38, FW</text:p>
          </table:table-cell>
          <table:table-cell office:value-type="string" calcext:value-type="string">
            <text:p><text:a xlink:href="https://1xbet.whoscored.com/Players/6797/Show/Paolo-Guerrero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88653/Show/Léo-Pereira" xlink:type="simple">51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6/Show/Edson-Fernando" xlink:type="simple">517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72" calcext:value-type="float">
            <text:p>37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443086/Show/Jhon-Vásquez" xlink:type="simple">518Jhon Vásquez</text:a><text:a xlink:href="https://1xbet.whoscored.com/Teams/7334/Show/Brazil-Ceara" xlink:type="simple">Ceara, </text:a>27, Forward</text:p>
          </table:table-cell>
          <table:table-cell office:value-type="string" calcext:value-type="string">
            <text:p><text:a xlink:href="https://1xbet.whoscored.com/Players/443086/Show/Jhon-Vásquez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6/Show/Matheus-Jussa" xlink:type="simple">519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34" calcext:value-type="float">
            <text:p>63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103802/Show/Elton" xlink:type="simple">520Elton</text:a><text:a xlink:href="https://1xbet.whoscored.com/Teams/1220/Show/Brazil-Juventude" xlink:type="simple">Juventude, </text:a>32, DMC</text:p>
          </table:table-cell>
          <table:table-cell office:value-type="string" calcext:value-type="string">
            <text:p><text:a xlink:href="https://1xbet.whoscored.com/Players/103802/Show/Elto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283835/Show/Matheus-Vargas" xlink:type="simple">521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131458/Show/Léo-Cittadini" xlink:type="simple">522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82237/Show/André-Anderson" xlink:type="simple">523André Anderson</text:a><text:a xlink:href="https://1xbet.whoscored.com/Teams/1224/Show/Brazil-Sao-Paulo" xlink:type="simple">Sao Paulo, </text:a>22, Midfielder</text:p>
          </table:table-cell>
          <table:table-cell office:value-type="string" calcext:value-type="string">
            <text:p><text:a xlink:href="https://1xbet.whoscored.com/Players/382237/Show/André-Anderson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08/Show/Jean-Pyerre" xlink:type="simple">524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2/Show/Max-Walef" xlink:type="simple">525Max Walef</text:a><text:a xlink:href="https://1xbet.whoscored.com/Teams/2065/Show/Brazil-Fortaleza" xlink:type="simple">Fortaleza, </text:a>28, GK</text:p>
          </table:table-cell>
          <table:table-cell office:value-type="string" calcext:value-type="string">
            <text:p><text:a xlink:href="https://1xbet.whoscored.com/Players/378542/Show/Max-Walef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50/Show/Vitor-Gabriel" xlink:type="simple">526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5/Show/Breno-Lopes" xlink:type="simple">527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4/Show/Gustavo-Marques" xlink:type="simple">528Gustavo Marques</text:a><text:a xlink:href="https://1xbet.whoscored.com/Teams/1228/Show/Brazil-America-MG" xlink:type="simple">America MG, </text:a>20, Defender</text:p>
          </table:table-cell>
          <table:table-cell office:value-type="string" calcext:value-type="string">
            <text:p><text:a xlink:href="https://1xbet.whoscored.com/Players/436654/Show/Gustavo-Marques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22661/Show/Jean-Cléber" xlink:type="simple">529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84008/Show/Warley" xlink:type="simple">530Warley</text:a><text:a xlink:href="https://1xbet.whoscored.com/Teams/1236/Show/Brazil-Coritiba" xlink:type="simple">Coritiba, </text:a>22, AM(R)</text:p>
          </table:table-cell>
          <table:table-cell office:value-type="string" calcext:value-type="string">
            <text:p><text:a xlink:href="https://1xbet.whoscored.com/Players/384008/Show/Warley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114123/Show/Auremir" xlink:type="simple">531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20/Show/Luan-Dias" xlink:type="simple">532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08/Show/Emiliano-Rigoni" xlink:type="simple">533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534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288/Show/Luan" xlink:type="simple">535Luan</text:a><text:a xlink:href="https://1xbet.whoscored.com/Teams/1224/Show/Brazil-Sao-Paulo" xlink:type="simple">Sao Paulo, </text:a>23, DMC</text:p>
          </table:table-cell>
          <table:table-cell office:value-type="string" calcext:value-type="string">
            <text:p><text:a xlink:href="https://1xbet.whoscored.com/Players/360288/Show/Luan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7/Show/Luis-Henrique" xlink:type="simple">536Luis Henrique</text:a><text:a xlink:href="https://1xbet.whoscored.com/Teams/1227/Show/Brazil-Botafogo-RJ" xlink:type="simple">Botafogo RJ, </text:a>20, M(LR)</text:p>
          </table:table-cell>
          <table:table-cell office:value-type="string" calcext:value-type="string">
            <text:p><text:a xlink:href="https://1xbet.whoscored.com/Players/388567/Show/Luis-Henrique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49/Show/Edinho" xlink:type="simple">537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13551/Show/Felipe-Melo" xlink:type="simple">538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1" calcext:value-type="float">
            <text:p>38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7/Show/Giovane" xlink:type="simple">539Giovane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36627/Show/Giovane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40/Show/Fabinho" xlink:type="simple">540Fabinho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17540/Show/Fabinho" xlink:type="simple"> </text:a><text:a xlink:href="https://1xbet.whoscored.com/Teams/1234/Show/Brazil-Palmeir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54/Show/Júnior-Moraes" xlink:type="simple">541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22211/Show/Renato-Júnior" xlink:type="simple">542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503/Show/Thales" xlink:type="simple">543Thales</text:a><text:a xlink:href="https://1xbet.whoscored.com/Teams/4619/Show/Brazil-Avai-FC" xlink:type="simple">Avai FC, </text:a>28, D(R)</text:p>
          </table:table-cell>
          <table:table-cell office:value-type="string" calcext:value-type="string">
            <text:p><text:a xlink:href="https://1xbet.whoscored.com/Players/416503/Show/Thales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1/Show/Vinicius-Balieiro" xlink:type="simple">544Vinicius Balieiro</text:a><text:a xlink:href="https://1xbet.whoscored.com/Teams/1241/Show/Brazil-Santos-FC" xlink:type="simple">Santos FC, </text:a>23, DMC</text:p>
          </table:table-cell>
          <table:table-cell office:value-type="string" calcext:value-type="string">
            <text:p><text:a xlink:href="https://1xbet.whoscored.com/Players/406251/Show/Vinicius-Balieiro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8/Show/Matheus-Nascimento" xlink:type="simple">545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19" calcext:value-type="float">
            <text:p>51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00/Show/Jenison" xlink:type="simple">546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230/Show/William-Matheus" xlink:type="simple">547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03" calcext:value-type="float">
            <text:p>9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3/Show/Marcão-Silva" xlink:type="simple">548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549Klaus</text:a><text:a xlink:href="https://1xbet.whoscored.com/Teams/1227/Show/Brazil-Botafogo-RJ" xlink:type="simple">Botafogo RJ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8/Show/Juan-Pablo" xlink:type="simple">550Juan Pablo</text:a><text:a xlink:href="https://1xbet.whoscored.com/Teams/1218/Show/Brazil-Goias" xlink:type="simple">Goias, </text:a>20, Defender</text:p>
          </table:table-cell>
          <table:table-cell office:value-type="string" calcext:value-type="string">
            <text:p><text:a xlink:href="https://1xbet.whoscored.com/Players/437728/Show/Juan-Pab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36653/Show/Vinícius-Jaú" xlink:type="simple">551Vinícius Jaú</text:a><text:a xlink:href="https://1xbet.whoscored.com/Teams/4619/Show/Brazil-Avai-FC" xlink:type="simple">Avai FC, </text:a>24, Forward</text:p>
          </table:table-cell>
          <table:table-cell office:value-type="string" calcext:value-type="string">
            <text:p><text:a xlink:href="https://1xbet.whoscored.com/Players/436653/Show/Vinícius-Jaú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74692/Show/Ricardo-Goulart" xlink:type="simple">552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2">
          <table:table-cell office:value-type="string" calcext:value-type="string">
            <text:p><text:a xlink:href="https://1xbet.whoscored.com/Players/77883/Show/Marcelo" xlink:type="simple">553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13728/Show/Fábio-Gomes" xlink:type="simple">554Fábio Gomes</text:a><text:a xlink:href="https://1xbet.whoscored.com/Teams/1235/Show/Brazil-Atletico-MG" xlink:type="simple">Atletico MG, </text:a>25, FW</text:p>
          </table:table-cell>
          <table:table-cell office:value-type="string" calcext:value-type="string">
            <text:p><text:a xlink:href="https://1xbet.whoscored.com/Players/413728/Show/Fábio-Gomes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2/Show/Dentinho" xlink:type="simple">555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261990/Show/Felipe-Pires" xlink:type="simple">556Felipe Pires</text:a><text:a xlink:href="https://1xbet.whoscored.com/Teams/1220/Show/Brazil-Juventude" xlink:type="simple">Juventude, </text:a>27, AM(LR)</text:p>
          </table:table-cell>
          <table:table-cell office:value-type="string" calcext:value-type="string">
            <text:p><text:a xlink:href="https://1xbet.whoscored.com/Players/261990/Show/Felipe-Pires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8/Show/Robert-Renan" xlink:type="simple">557Robert Renan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058/Show/Robert-Renan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72/Show/Willian" xlink:type="simple">558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29059/Show/Alexandre-Jesus" xlink:type="simple">559Alexandre Jesus</text:a><text:a xlink:href="https://1xbet.whoscored.com/Teams/1232/Show/Brazil-Fluminense" xlink:type="simple">Fluminense, </text:a>20, Forward</text:p>
          </table:table-cell>
          <table:table-cell office:value-type="string" calcext:value-type="string">
            <text:p><text:a xlink:href="https://1xbet.whoscored.com/Players/429059/Show/Alexandre-Jesus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34/Show/Rodrigo-Freitas" xlink:type="simple">56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80246/Show/Carlos-Eduardo" xlink:type="simple">56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0/Show/Hugo" xlink:type="simple">563Hugo</text:a><text:a xlink:href="https://1xbet.whoscored.com/Teams/1218/Show/Brazil-Goias" xlink:type="simple">Goias, </text:a>24, Defender</text:p>
          </table:table-cell>
          <table:table-cell office:value-type="string" calcext:value-type="string">
            <text:p><text:a xlink:href="https://1xbet.whoscored.com/Players/436560/Show/Hugo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61421/Show/Braian-Romero" xlink:type="simple">564Braian Romero</text:a><text:a xlink:href="https://1xbet.whoscored.com/Teams/1219/Show/Brazil-Internacional" xlink:type="simple">Internacional, </text:a>31, AM(LR),FW</text:p>
          </table:table-cell>
          <table:table-cell office:value-type="string" calcext:value-type="string">
            <text:p><text:a xlink:href="https://1xbet.whoscored.com/Players/261421/Show/Braian-Romero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25/Show/Zé-Ricardo" xlink:type="simple">565Zé Ricardo</text:a><text:a xlink:href="https://1xbet.whoscored.com/Teams/1228/Show/Brazil-America-MG" xlink:type="simple">America MG, </text:a>26, DMC</text:p>
          </table:table-cell>
          <table:table-cell office:value-type="string" calcext:value-type="string">
            <text:p><text:a xlink:href="https://1xbet.whoscored.com/Players/330525/Show/Zé-Ricard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9/Show/Rafael-Navarro" xlink:type="simple">566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10" calcext:value-type="float">
            <text:p>6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22377/Show/Éder" xlink:type="simple">567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9/Show/Bryan-García" xlink:type="simple">568Bryan García</text:a><text:a xlink:href="https://1xbet.whoscored.com/Teams/1243/Show/Brazil-Athletico-Paranaense" xlink:type="simple">Athletico Paranaense, </text:a>21, Midfielder</text:p>
          </table:table-cell>
          <table:table-cell office:value-type="string" calcext:value-type="string">
            <text:p><text:a xlink:href="https://1xbet.whoscored.com/Players/436659/Show/Bryan-García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367282/Show/Pedro-Bicalho" xlink:type="simple">569Pedro Bicalho</text:a><text:a xlink:href="https://1xbet.whoscored.com/Teams/1234/Show/Brazil-Palmeiras" xlink:type="simple">Palmeiras, </text:a>21, Midfielder</text:p>
          </table:table-cell>
          <table:table-cell office:value-type="string" calcext:value-type="string">
            <text:p><text:a xlink:href="https://1xbet.whoscored.com/Players/367282/Show/Pedro-Bicalho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3/Show/João-Moreira" xlink:type="simple">571João Moreira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39643/Show/João-Moreira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62/Show/Léo-Rafael" xlink:type="simple">572Léo Rafael</text:a><text:a xlink:href="https://1xbet.whoscored.com/Teams/7334/Show/Brazil-Ceara" xlink:type="simple">Ceara, </text:a>21, Midfielder</text:p>
          </table:table-cell>
          <table:table-cell office:value-type="string" calcext:value-type="string">
            <text:p><text:a xlink:href="https://1xbet.whoscored.com/Players/437162/Show/Léo-Rafael" xlink:type="simple"> </text:a><text:a xlink:href="https://1xbet.whoscored.com/Teams/7334/Show/Brazil-Cear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77/Show/Pablo-García" xlink:type="simple">573Pablo García</text:a><text:a xlink:href="https://1xbet.whoscored.com/Teams/1236/Show/Brazil-Coritiba" xlink:type="simple">Coritiba, </text:a>23, Midfielder</text:p>
          </table:table-cell>
          <table:table-cell office:value-type="string" calcext:value-type="string">
            <text:p><text:a xlink:href="https://1xbet.whoscored.com/Players/438277/Show/Pablo-Garcí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4/Show/Weslley" xlink:type="simple">574Weslley</text:a><text:a xlink:href="https://1xbet.whoscored.com/Teams/1241/Show/Brazil-Santos-FC" xlink:type="simple">Santos FC, </text:a>18, Forward</text:p>
          </table:table-cell>
          <table:table-cell office:value-type="string" calcext:value-type="string">
            <text:p><text:a xlink:href="https://1xbet.whoscored.com/Players/441924/Show/Weslle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0641/Show/Diego-Alves" xlink:type="simple">575Diego Alves</text:a><text:a xlink:href="https://1xbet.whoscored.com/Teams/1239/Show/Brazil-Flamengo" xlink:type="simple">Flamengo, </text:a>37, GK</text:p>
          </table:table-cell>
          <table:table-cell office:value-type="string" calcext:value-type="string">
            <text:p><text:a xlink:href="https://1xbet.whoscored.com/Players/30641/Show/Diego-Alves" xlink:type="simple"> </text:a><text:a xlink:href="https://1xbet.whoscored.com/Teams/1239/Show/Brazil-Flamen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965/Show/Roni" xlink:type="simple">576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47" calcext:value-type="float">
            <text:p>5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91094/Show/Silvio-Romero" xlink:type="simple">577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4" calcext:value-type="float">
            <text:p>84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82123/Show/Paulão" xlink:type="simple">578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409247/Show/John-Kennedy" xlink:type="simple">579John Kennedy</text:a><text:a xlink:href="https://1xbet.whoscored.com/Teams/1232/Show/Brazil-Fluminense" xlink:type="simple">Fluminense, </text:a>20, FW</text:p>
          </table:table-cell>
          <table:table-cell office:value-type="string" calcext:value-type="string">
            <text:p><text:a xlink:href="https://1xbet.whoscored.com/Players/409247/Show/John-Kennedy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57/Show/Neilton" xlink:type="simple">580Neilton</text:a><text:a xlink:href="https://1xbet.whoscored.com/Teams/1236/Show/Brazil-Coritiba" xlink:type="simple">Coritiba, </text:a>28, AM(CLR),FW</text:p>
          </table:table-cell>
          <table:table-cell office:value-type="string" calcext:value-type="string">
            <text:p><text:a xlink:href="https://1xbet.whoscored.com/Players/130557/Show/Neilto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06258/Show/Kevin-Lomónaco" xlink:type="simple">581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18" calcext:value-type="float">
            <text:p>6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8785/Show/Hernán-Pérez" xlink:type="simple">582Hernán Pérez</text:a><text:a xlink:href="https://1xbet.whoscored.com/Teams/1236/Show/Brazil-Coritiba" xlink:type="simple">Coritiba, </text:a>33, M(LR)</text:p>
          </table:table-cell>
          <table:table-cell office:value-type="string" calcext:value-type="string">
            <text:p><text:a xlink:href="https://1xbet.whoscored.com/Players/28785/Show/Hernán-Pérez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6142/Show/Fabrício-Baiano" xlink:type="simple">583Fabrício Baiano</text:a><text:a xlink:href="https://1xbet.whoscored.com/Teams/2065/Show/Brazil-Fortaleza" xlink:type="simple">Fortaleza, </text:a>30, D(R),M(CR)</text:p>
          </table:table-cell>
          <table:table-cell office:value-type="string" calcext:value-type="string">
            <text:p><text:a xlink:href="https://1xbet.whoscored.com/Players/136142/Show/Fabrício-Baian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9/Show/Rômulo" xlink:type="simple">584Rômulo</text:a><text:a xlink:href="https://1xbet.whoscored.com/Teams/4619/Show/Brazil-Avai-FC" xlink:type="simple">Avai FC, </text:a>27, AM(LR),FW</text:p>
          </table:table-cell>
          <table:table-cell office:value-type="string" calcext:value-type="string">
            <text:p><text:a xlink:href="https://1xbet.whoscored.com/Players/279569/Show/Rômul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32407/Show/Régis" xlink:type="simple">585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0/Show/Weverson" xlink:type="simple">586Weverson</text:a><text:a xlink:href="https://1xbet.whoscored.com/Teams/5438/Show/Brazil-Red-Bull-Bragantino" xlink:type="simple">Red Bull Bragantino, </text:a>22, D(L)</text:p>
          </table:table-cell>
          <table:table-cell office:value-type="string" calcext:value-type="string">
            <text:p><text:a xlink:href="https://1xbet.whoscored.com/Players/397570/Show/Weverson" xlink:type="simple"> </text:a><text:a xlink:href="https://1xbet.whoscored.com/Teams/5438/Show/Brazil-Red-Bull-Bragantin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587Guilherme Castilho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8/Show/Vitor-Ricardo" xlink:type="simple">588Vitor Ricardo</text:a><text:a xlink:href="https://1xbet.whoscored.com/Teams/2065/Show/Brazil-Fortaleza" xlink:type="simple">Fortaleza, </text:a>22, Defender</text:p>
          </table:table-cell>
          <table:table-cell office:value-type="string" calcext:value-type="string">
            <text:p><text:a xlink:href="https://1xbet.whoscored.com/Players/436638/Show/Vitor-Ricard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79/Show/Renato-Kayzer" xlink:type="simple">589Renato Kayzer</text:a><text:a xlink:href="https://1xbet.whoscored.com/Teams/2065/Show/Brazil-Fortaleza" xlink:type="simple">Fortaleza, </text:a>26, FW</text:p>
          </table:table-cell>
          <table:table-cell office:value-type="string" calcext:value-type="string">
            <text:p><text:a xlink:href="https://1xbet.whoscored.com/Players/296479/Show/Renato-Kayzer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29/Show/Eric-Ramires" xlink:type="simple">590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9" calcext:value-type="float">
            <text:p>59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73533/Show/Marlon" xlink:type="simple">591Marlon</text:a><text:a xlink:href="https://1xbet.whoscored.com/Teams/1220/Show/Brazil-Juventude" xlink:type="simple">Juventude, </text:a>32, M(CR)</text:p>
          </table:table-cell>
          <table:table-cell office:value-type="string" calcext:value-type="string">
            <text:p><text:a xlink:href="https://1xbet.whoscored.com/Players/373533/Show/Marlon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74611/Show/Darlan" xlink:type="simple">592Darlan</text:a><text:a xlink:href="https://1xbet.whoscored.com/Teams/1220/Show/Brazil-Juventude" xlink:type="simple">Juventude, </text:a>24, DMC</text:p>
          </table:table-cell>
          <table:table-cell office:value-type="string" calcext:value-type="string">
            <text:p><text:a xlink:href="https://1xbet.whoscored.com/Players/374611/Show/Darla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8/Show/Nathan-Palafoz" xlink:type="simple">593Nathan Palafoz</text:a><text:a xlink:href="https://1xbet.whoscored.com/Teams/4619/Show/Brazil-Avai-FC" xlink:type="simple">Avai FC, </text:a>23, Forward</text:p>
          </table:table-cell>
          <table:table-cell office:value-type="string" calcext:value-type="string">
            <text:p><text:a xlink:href="https://1xbet.whoscored.com/Players/388568/Show/Nathan-Palafoz" xlink:type="simple"> </text:a><text:a xlink:href="https://1xbet.whoscored.com/Teams/4619/Show/Brazil-Avai-FC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60/Show/Pablo-Siles" xlink:type="simple">594Pablo Siles</text:a><text:a xlink:href="https://1xbet.whoscored.com/Teams/1243/Show/Brazil-Athletico-Paranaense" xlink:type="simple">Athletico Paranaense, </text:a>25, Midfielder</text:p>
          </table:table-cell>
          <table:table-cell office:value-type="string" calcext:value-type="string">
            <text:p><text:a xlink:href="https://1xbet.whoscored.com/Players/436660/Show/Pablo-Siles" xlink:type="simple"> </text:a><text:a xlink:href="https://1xbet.whoscored.com/Teams/1243/Show/Brazil-Athletico-Paranaens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8892/Show/Dentinho" xlink:type="simple">595Dentinho</text:a><text:a xlink:href="https://1xbet.whoscored.com/Teams/7334/Show/Brazil-Ceara" xlink:type="simple">Ceara, </text:a>33, Midfielder</text:p>
          </table:table-cell>
          <table:table-cell office:value-type="string" calcext:value-type="string">
            <text:p><text:a xlink:href="https://1xbet.whoscored.com/Players/28892/Show/Dentinho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0/Show/Marcinho" xlink:type="simple">596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7/Show/Daniel-Cruz" xlink:type="simple">597Daniel Cruz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29557/Show/Daniel-Cruz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94115/Show/Guilherme-Parede" xlink:type="simple">598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58510/Show/Bruninho" xlink:type="simple">599Bruninh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58510/Show/Bruninho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78/Show/Lucas-Ventura" xlink:type="simple">60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1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63561/Show/Jan-Hurtado" xlink:type="simple">601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5/Show/Estêvão" xlink:type="simple">602Estêvão</text:a><text:a xlink:href="https://1xbet.whoscored.com/Teams/1219/Show/Brazil-Internacional" xlink:type="simple">Internacional, </text:a>20, Midfielder</text:p>
          </table:table-cell>
          <table:table-cell office:value-type="string" calcext:value-type="string">
            <text:p><text:a xlink:href="https://1xbet.whoscored.com/Players/437155/Show/Estêvão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21/Show/Kelvyn" xlink:type="simple">603Kelvyn</text:a><text:a xlink:href="https://1xbet.whoscored.com/Teams/7334/Show/Brazil-Ceara" xlink:type="simple">Ceara, </text:a>23, D(L)</text:p>
          </table:table-cell>
          <table:table-cell office:value-type="string" calcext:value-type="string">
            <text:p><text:a xlink:href="https://1xbet.whoscored.com/Players/397521/Show/Kelvyn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2/Show/Lucas-Fasson" xlink:type="simple">604Lucas Fasson</text:a><text:a xlink:href="https://1xbet.whoscored.com/Teams/1243/Show/Brazil-Athletico-Paranaense" xlink:type="simple">Athletico Paranaense, </text:a>21, D(C)</text:p>
          </table:table-cell>
          <table:table-cell office:value-type="string" calcext:value-type="string">
            <text:p><text:a xlink:href="https://1xbet.whoscored.com/Players/389162/Show/Lucas-Fas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1/Show/Patryck" xlink:type="simple">605Patryck</text:a><text:a xlink:href="https://1xbet.whoscored.com/Teams/1224/Show/Brazil-Sao-Paulo" xlink:type="simple">Sao Paulo, </text:a>19, Defender</text:p>
          </table:table-cell>
          <table:table-cell office:value-type="string" calcext:value-type="string">
            <text:p><text:a xlink:href="https://1xbet.whoscored.com/Players/389161/Show/Patryck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10598/Show/Geovane" xlink:type="simple">606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607Marcos Guilherme</text:a><text:a xlink:href="https://1xbet.whoscored.com/Teams/1224/Show/Brazil-Sao-Paulo" xlink:type="simple">Sao Paulo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24/Show/Brazil-Sao-Paul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2">
          <table:table-cell office:value-type="string" calcext:value-type="string">
            <text:p><text:a xlink:href="https://1xbet.whoscored.com/Players/21613/Show/Wellington-Paulista" xlink:type="simple">608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41/Show/Valentín-Depietri" xlink:type="simple">609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808/Show/Caio-Vidal" xlink:type="simple">610Caio Vidal</text:a><text:a xlink:href="https://1xbet.whoscored.com/Teams/1219/Show/Brazil-Internacional" xlink:type="simple">Internacional, </text:a>21, AM(R)</text:p>
          </table:table-cell>
          <table:table-cell office:value-type="string" calcext:value-type="string">
            <text:p><text:a xlink:href="https://1xbet.whoscored.com/Players/406808/Show/Caio-Vidal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5/Show/Rodrigo" xlink:type="simple">611Rodrigo</text:a><text:a xlink:href="https://1xbet.whoscored.com/Teams/1224/Show/Brazil-Sao-Paulo" xlink:type="simple">Sao Paulo, </text:a>18, Midfielder</text:p>
          </table:table-cell>
          <table:table-cell office:value-type="string" calcext:value-type="string">
            <text:p><text:a xlink:href="https://1xbet.whoscored.com/Players/441925/Show/Rodrig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7/Show/Matheus-Babi" xlink:type="simple">612Matheus Babi</text:a><text:a xlink:href="https://1xbet.whoscored.com/Teams/1243/Show/Brazil-Athletico-Paranaense" xlink:type="simple">Athletico Paranaense, </text:a>25, FW</text:p>
          </table:table-cell>
          <table:table-cell office:value-type="string" calcext:value-type="string">
            <text:p><text:a xlink:href="https://1xbet.whoscored.com/Players/397827/Show/Matheus-Babi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95/Show/Robinho-Moreira" xlink:type="simple">613Robinho Moreira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07795/Show/Robinho-Moreir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002/Show/Vitinho" xlink:type="simple">614Vitinho</text:a><text:a xlink:href="https://1xbet.whoscored.com/Teams/4619/Show/Brazil-Avai-FC" xlink:type="simple">Avai FC, </text:a>21, Midfielder</text:p>
          </table:table-cell>
          <table:table-cell office:value-type="string" calcext:value-type="string">
            <text:p><text:a xlink:href="https://1xbet.whoscored.com/Players/439002/Show/Vitinho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369717/Show/Miguel-Merentiel" xlink:type="simple">615Miguel Merentiel</text:a><text:a xlink:href="https://1xbet.whoscored.com/Teams/1234/Show/Brazil-Palmeiras" xlink:type="simple">Palmeiras, </text:a>26, FW</text:p>
          </table:table-cell>
          <table:table-cell office:value-type="string" calcext:value-type="string">
            <text:p><text:a xlink:href="https://1xbet.whoscored.com/Players/369717/Show/Miguel-Merentiel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5/Show/Carlos-Alberto" xlink:type="simple">616Carlos Alberto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6915/Show/Carlos-Albert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9/Show/Lucas-Lima" xlink:type="simple">617Lucas Lima</text:a><text:a xlink:href="https://1xbet.whoscored.com/Teams/6368/Show/Brazil-Atletico-GO" xlink:type="simple">Atletico GO, </text:a>22, Midfielder</text:p>
          </table:table-cell>
          <table:table-cell office:value-type="string" calcext:value-type="string">
            <text:p><text:a xlink:href="https://1xbet.whoscored.com/Players/437159/Show/Lucas-Lima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147914/Show/Luan" xlink:type="simple">618Luan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47914/Show/Lua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5/Show/Diego-Porfirio" xlink:type="simple">619Diego Porfirio</text:a><text:a xlink:href="https://1xbet.whoscored.com/Teams/1236/Show/Brazil-Coritiba" xlink:type="simple">Coritiba, </text:a>23, Defender</text:p>
          </table:table-cell>
          <table:table-cell office:value-type="string" calcext:value-type="string">
            <text:p><text:a xlink:href="https://1xbet.whoscored.com/Players/437415/Show/Diego-Porfirio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4/Show/Arthur" xlink:type="simple">620Arthur</text:a><text:a xlink:href="https://1xbet.whoscored.com/Teams/1228/Show/Brazil-America-MG" xlink:type="simple">America MG, </text:a>19, Defender</text:p>
          </table:table-cell>
          <table:table-cell office:value-type="string" calcext:value-type="string">
            <text:p><text:a xlink:href="https://1xbet.whoscored.com/Players/437724/Show/Arthur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18314/Show/Jaílson" xlink:type="simple">621Jaílson</text:a><text:a xlink:href="https://1xbet.whoscored.com/Teams/1234/Show/Brazil-Palmeiras" xlink:type="simple">Palmeiras, </text:a>26, D(C),DMC</text:p>
          </table:table-cell>
          <table:table-cell office:value-type="string" calcext:value-type="string">
            <text:p><text:a xlink:href="https://1xbet.whoscored.com/Players/318314/Show/Jaílson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9/Show/Gustavo" xlink:type="simple">622Gustavo</text:a><text:a xlink:href="https://1xbet.whoscored.com/Teams/4619/Show/Brazil-Avai-FC" xlink:type="simple">Avai FC, </text:a>20, Forward</text:p>
          </table:table-cell>
          <table:table-cell office:value-type="string" calcext:value-type="string">
            <text:p><text:a xlink:href="https://1xbet.whoscored.com/Players/436649/Show/Gustav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3/Show/Marlos" xlink:type="simple">623Marlos</text:a><text:a xlink:href="https://1xbet.whoscored.com/Teams/1243/Show/Brazil-Athletico-Paranaense" xlink:type="simple">Athletico Paranaense, </text:a>34, AM(CR)</text:p>
          </table:table-cell>
          <table:table-cell office:value-type="string" calcext:value-type="string">
            <text:p><text:a xlink:href="https://1xbet.whoscored.com/Players/40763/Show/Marlos" xlink:type="simple"> </text:a><text:a xlink:href="https://1xbet.whoscored.com/Teams/1243/Show/Brazil-Athletico-Parana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140572/Show/Ricardo-Silva" xlink:type="simple">624Ricardo Silva</text:a><text:a xlink:href="https://1xbet.whoscored.com/Teams/1228/Show/Brazil-America-MG" xlink:type="simple">America MG, </text:a>30, D(C)</text:p>
          </table:table-cell>
          <table:table-cell office:value-type="string" calcext:value-type="string">
            <text:p><text:a xlink:href="https://1xbet.whoscored.com/Players/140572/Show/Ricardo-Silva" xlink:type="simple"> </text:a><text:a xlink:href="https://1xbet.whoscored.com/Teams/1228/Show/Brazil-America-MG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43490/Show/Rickson" xlink:type="simple">625Rickson</text:a><text:a xlink:href="https://1xbet.whoscored.com/Teams/6368/Show/Brazil-Atletico-GO" xlink:type="simple">Atletico GO, </text:a>24, Midfielder</text:p>
          </table:table-cell>
          <table:table-cell office:value-type="string" calcext:value-type="string">
            <text:p><text:a xlink:href="https://1xbet.whoscored.com/Players/343490/Show/Rick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5/Show/Xavier" xlink:type="simple">626Xavier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97825/Show/Xavier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627Gabriel Pirani</text:a><text:a xlink:href="https://1xbet.whoscored.com/Teams/1241/Show/Brazil-Santos-FC" xlink:type="simple">Santos FC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79629/Show/Juninho-Valoura" xlink:type="simple">628Juninho Valoura</text:a><text:a xlink:href="https://1xbet.whoscored.com/Teams/1228/Show/Brazil-America-MG" xlink:type="simple">America MG, </text:a>36, M(C)</text:p>
          </table:table-cell>
          <table:table-cell office:value-type="string" calcext:value-type="string">
            <text:p><text:a xlink:href="https://1xbet.whoscored.com/Players/79629/Show/Juninho-Valoura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764/Show/Gabriel-Tota" xlink:type="simple">629Gabriel Tota</text:a><text:a xlink:href="https://1xbet.whoscored.com/Teams/1220/Show/Brazil-Juventude" xlink:type="simple">Juventude, </text:a>20, Midfielder</text:p>
          </table:table-cell>
          <table:table-cell office:value-type="string" calcext:value-type="string">
            <text:p><text:a xlink:href="https://1xbet.whoscored.com/Players/436764/Show/Gabriel-Tota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17/Show/Paulinho-Moccelin" xlink:type="simple">630Paulinho Moccelin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133817/Show/Paulinho-Mocceli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2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409627/Show/Matheus-Donelli" xlink:type="simple">631Matheus Donelli</text:a><text:a xlink:href="https://1xbet.whoscored.com/Teams/1237/Show/Brazil-Corinthians" xlink:type="simple">Corinthians, </text:a>20, Goalkeeper</text:p>
          </table:table-cell>
          <table:table-cell office:value-type="string" calcext:value-type="string">
            <text:p><text:a xlink:href="https://1xbet.whoscored.com/Players/409627/Show/Matheus-Donelli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1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55/Show/Felipe-Augusto" xlink:type="simple">632Felipe Augusto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18155/Show/Felipe-August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1/Show/David-Conceição" xlink:type="simple">633David Conceição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39701/Show/David-Conceiçã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95/Show/Gabriel-Noga" xlink:type="simple">634Gabriel Noga</text:a><text:a xlink:href="https://1xbet.whoscored.com/Teams/6368/Show/Brazil-Atletico-GO" xlink:type="simple">Atletico GO, </text:a>20, Defender</text:p>
          </table:table-cell>
          <table:table-cell office:value-type="string" calcext:value-type="string">
            <text:p><text:a xlink:href="https://1xbet.whoscored.com/Players/402895/Show/Gabriel-Noga" xlink:type="simple"> </text:a><text:a xlink:href="https://1xbet.whoscored.com/Teams/6368/Show/Brazil-Atletico-GO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74432/Show/Glédson" xlink:type="simple">635Glédson</text:a><text:a xlink:href="https://1xbet.whoscored.com/Teams/4619/Show/Brazil-Avai-FC" xlink:type="simple">Avai FC, </text:a>39, GK</text:p>
          </table:table-cell>
          <table:table-cell office:value-type="string" calcext:value-type="string">
            <text:p><text:a xlink:href="https://1xbet.whoscored.com/Players/74432/Show/Glédson" xlink:type="simple"> </text:a><text:a xlink:href="https://1xbet.whoscored.com/Teams/4619/Show/Brazil-Avai-FC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1/Show/Lucas-Ramos" xlink:type="simple">636Lucas Ramos</text:a><text:a xlink:href="https://1xbet.whoscored.com/Teams/1219/Show/Brazil-Internacional" xlink:type="simple">Internacional, </text:a>21, Midfielder</text:p>
          </table:table-cell>
          <table:table-cell office:value-type="string" calcext:value-type="string">
            <text:p><text:a xlink:href="https://1xbet.whoscored.com/Players/379231/Show/Lucas-Ramos" xlink:type="simple"> </text:a><text:a xlink:href="https://1xbet.whoscored.com/Teams/1219/Show/Brazil-Internacional" xlink:type="simple"> </text:a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07549/Show/Matheus-Alves" xlink:type="simple">637Matheus Alves</text:a><text:a xlink:href="https://1xbet.whoscored.com/Teams/1218/Show/Brazil-Goias" xlink:type="simple">Goias, </text:a>27, Goalkeeper</text:p>
          </table:table-cell>
          <table:table-cell office:value-type="string" calcext:value-type="string">
            <text:p><text:a xlink:href="https://1xbet.whoscored.com/Players/307549/Show/Matheus-Alves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503/Show/Rómulo-Otero" xlink:type="simple">638Rómulo Otero</text:a><text:a xlink:href="https://1xbet.whoscored.com/Teams/2065/Show/Brazil-Fortaleza" xlink:type="simple">Fortaleza, </text:a>29, AM(LR)</text:p>
          </table:table-cell>
          <table:table-cell office:value-type="string" calcext:value-type="string">
            <text:p><text:a xlink:href="https://1xbet.whoscored.com/Players/318503/Show/Rómulo-Oter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6/Show/Vitor-Hugo" xlink:type="simple">639Vitor Hug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40056/Show/Vitor-Hugo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9/Show/Gabriel-Silva" xlink:type="simple">640Gabriel Silva</text:a><text:a xlink:href="https://1xbet.whoscored.com/Teams/1234/Show/Brazil-Palmeiras" xlink:type="simple">Palmeiras, </text:a>20, FW</text:p>
          </table:table-cell>
          <table:table-cell office:value-type="string" calcext:value-type="string">
            <text:p><text:a xlink:href="https://1xbet.whoscored.com/Players/397849/Show/Gabriel-Silv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0/Show/João-Vialle" xlink:type="simple">641João Vialle</text:a><text:a xlink:href="https://1xbet.whoscored.com/Teams/1243/Show/Brazil-Athletico-Paranaense" xlink:type="simple">Athletico Paranaense, </text:a>19, Defender</text:p>
          </table:table-cell>
          <table:table-cell office:value-type="string" calcext:value-type="string">
            <text:p><text:a xlink:href="https://1xbet.whoscored.com/Players/429550/Show/João-Vialle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0/Show/Matheus-Ribeiro" xlink:type="simple">642Matheus Ribeiro</text:a><text:a xlink:href="https://1xbet.whoscored.com/Teams/4619/Show/Brazil-Avai-FC" xlink:type="simple">Avai FC, </text:a>29, D(R)</text:p>
          </table:table-cell>
          <table:table-cell office:value-type="string" calcext:value-type="string">
            <text:p><text:a xlink:href="https://1xbet.whoscored.com/Players/279530/Show/Matheus-Ribeir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5201/Show/Matheus-Cadorini" xlink:type="simple">643Matheus Cadorini</text:a><text:a xlink:href="https://1xbet.whoscored.com/Teams/1219/Show/Brazil-Internacional" xlink:type="simple">Internacional, </text:a>19, Forward</text:p>
          </table:table-cell>
          <table:table-cell office:value-type="string" calcext:value-type="string">
            <text:p><text:a xlink:href="https://1xbet.whoscored.com/Players/425201/Show/Matheus-Cadorini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03192/Show/Igor-Torres" xlink:type="simple">644Igor Torres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03192/Show/Igor-Torres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2/Show/Nathan" xlink:type="simple">645Nathan</text:a><text:a xlink:href="https://1xbet.whoscored.com/Teams/1236/Show/Brazil-Coritiba" xlink:type="simple">Coritiba, </text:a>19, Defender</text:p>
          </table:table-cell>
          <table:table-cell office:value-type="string" calcext:value-type="string">
            <text:p><text:a xlink:href="https://1xbet.whoscored.com/Players/439642/Show/Natha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5/Show/Beraldo" xlink:type="simple">646Beraldo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40085/Show/Beraldo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0938/Show/Thiago-Heleno" xlink:type="simple">647Thiago Heleno</text:a><text:a xlink:href="https://1xbet.whoscored.com/Teams/1243/Show/Brazil-Athletico-Paranaense" xlink:type="simple">Athletico Paranaense, </text:a>33, D(C)</text:p>
          </table:table-cell>
          <table:table-cell office:value-type="string" calcext:value-type="string">
            <text:p><text:a xlink:href="https://1xbet.whoscored.com/Players/20938/Show/Thiago-Heleno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3/Show/Kawê" xlink:type="simple">648Kawê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7533/Show/Kawê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649Lucas Halter</text:a><text:a xlink:href="https://1xbet.whoscored.com/Teams/1243/Show/Brazil-Athletico-Paranaense" xlink:type="simple">Athletico Paranaense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99/Show/Tabata" xlink:type="simple">650Tabata</text:a><text:a xlink:href="https://1xbet.whoscored.com/Teams/1234/Show/Brazil-Palmeiras" xlink:type="simple">Palmeiras, </text:a>25, AM(CLR)</text:p>
          </table:table-cell>
          <table:table-cell office:value-type="string" calcext:value-type="string">
            <text:p><text:a xlink:href="https://1xbet.whoscored.com/Players/342699/Show/Tabat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16881/Show/João-Victor" xlink:type="simple">651João Victor</text:a><text:a xlink:href="https://1xbet.whoscored.com/Teams/7334/Show/Brazil-Ceara" xlink:type="simple">Ceara, </text:a>18, Forward</text:p>
          </table:table-cell>
          <table:table-cell office:value-type="string" calcext:value-type="string">
            <text:p><text:a xlink:href="https://1xbet.whoscored.com/Players/416881/Show/João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5/Show/Rikelmi" xlink:type="simple">652Rikelmi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36625/Show/Rikelmi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50/Show/Wesley-Ribeiro" xlink:type="simple">653Wesley Ribeiro</text:a><text:a xlink:href="https://1xbet.whoscored.com/Teams/1237/Show/Brazil-Corinthians" xlink:type="simple">Corinthians, </text:a>17, Midfielder</text:p>
          </table:table-cell>
          <table:table-cell office:value-type="string" calcext:value-type="string">
            <text:p><text:a xlink:href="https://1xbet.whoscored.com/Players/439650/Show/Wesley-Ribei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60558/Show/Diego" xlink:type="simple">654Diego</text:a><text:a xlink:href="https://1xbet.whoscored.com/Teams/1227/Show/Brazil-Botafogo-RJ" xlink:type="simple">Botafogo RJ, </text:a>24, GK</text:p>
          </table:table-cell>
          <table:table-cell office:value-type="string" calcext:value-type="string">
            <text:p><text:a xlink:href="https://1xbet.whoscored.com/Players/360558/Show/Dieg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814/Show/John-Mercado" xlink:type="simple">655John Mercad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39814/Show/John-Mercado" xlink:type="simple"> </text:a><text:a xlink:href="https://1xbet.whoscored.com/Teams/1243/Show/Brazil-Athletico-Paranaense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35641/Show/Deyverson" xlink:type="simple">656Deyver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135641/Show/Deyver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417867/Show/Giovani" xlink:type="simple">657Giovani</text:a><text:a xlink:href="https://1xbet.whoscored.com/Teams/1234/Show/Brazil-Palmeiras" xlink:type="simple">Palmeiras, </text:a>18, Forward</text:p>
          </table:table-cell>
          <table:table-cell office:value-type="string" calcext:value-type="string">
            <text:p><text:a xlink:href="https://1xbet.whoscored.com/Players/417867/Show/Giovani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19/Show/Henrique-Lordelo" xlink:type="simple">658Henrique Lordelo</text:a><text:a xlink:href="https://1xbet.whoscored.com/Teams/1218/Show/Brazil-Goias" xlink:type="simple">Goias, </text:a>22, M(C)</text:p>
          </table:table-cell>
          <table:table-cell office:value-type="string" calcext:value-type="string">
            <text:p><text:a xlink:href="https://1xbet.whoscored.com/Players/397819/Show/Henrique-Lorde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20/Show/Jonathan-Cafú" xlink:type="simple">659Jonathan Cafú</text:a><text:a xlink:href="https://1xbet.whoscored.com/Teams/8938/Show/Brazil-Cuiaba" xlink:type="simple">Cuiaba, </text:a>31, AM(R),FW</text:p>
          </table:table-cell>
          <table:table-cell office:value-type="string" calcext:value-type="string">
            <text:p><text:a xlink:href="https://1xbet.whoscored.com/Players/279520/Show/Jonathan-Cafú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4/Show/Ricardinho" xlink:type="simple">660Ricardinho</text:a><text:a xlink:href="https://1xbet.whoscored.com/Teams/6368/Show/Brazil-Atletico-GO" xlink:type="simple">Atletico GO, </text:a>21, FW</text:p>
          </table:table-cell>
          <table:table-cell office:value-type="string" calcext:value-type="string">
            <text:p><text:a xlink:href="https://1xbet.whoscored.com/Players/416884/Show/Ricardinh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0:34:48.439092574</meta:creation-date>
    <meta:generator>LibreOffice/7.3.4.2$Linux_X86_64 LibreOffice_project/30$Build-2</meta:generator>
    <dc:date>2022-08-16T00:40:56.673635842</dc:date>
    <meta:editing-duration>PT6M8S</meta:editing-duration>
    <meta:editing-cycles>1</meta:editing-cycles>
    <meta:document-statistic meta:table-count="1" meta:cell-count="5832" meta:object-count="0"/>
  </office:meta>
</office:document-meta>
</file>